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37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R440" table:style-name="ta1">
        <table:shapes>
          <draw:frame draw:z-index="0" draw:style-name="gr1" draw:text-style-name="P1" svg:width="53.842cm" svg:height="26.973cm" svg:x="45.293cm" svg:y="0.452cm">
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K1:main_method_benchmark_R440.K1 main_method_benchmark_R440.K2:main_method_benchmark_R440.K69 main_method_benchmark_R440.L1:main_method_benchmark_R440.L1 main_method_benchmark_R440.L2:main_method_benchmark_R440.L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Benchmark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table:style-name="Default" office:value-type="string" calcext:value-type="string">
            <text:p>Remaining Overhead</text:p>
          </table:table-cell>
          <table:table-cell office:value-type="string" calcext:value-type="string">
            <text:p>Total-Time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2]; &quot;-SF-&quot;; [.C2]; &quot;-&quot;; [.D2])" office:value-type="string" office:string-value="filter_query_int_rest_1-SF-1-non-vectorised" calcext:value-type="string">
            <text:p>filter_query_int_rest_1-SF-1-non-vectorised</text:p>
          </table:table-cell>
          <table:table-cell office:value-type="float" office:value="849" calcext:value-type="float">
            <text:p>849</text:p>
          </table:table-cell>
          <table:table-cell office:value-type="float" office:value="32" calcext:value-type="float">
            <text:p>32</text:p>
          </table:table-cell>
          <table:table-cell office:value-type="float" office:value="8.6" calcext:value-type="float">
            <text:p>8.6</text:p>
          </table:table-cell>
          <table:table-cell office:value-type="float" office:value="153.9" calcext:value-type="float">
            <text:p>153.9</text:p>
          </table:table-cell>
          <table:table-cell table:formula="of:=[.M2]-SUM([.H2:.K2])" office:value-type="float" office:value="416.1" calcext:value-type="float">
            <text:p>416.1</text:p>
          </table:table-cell>
          <table:table-cell office:value-type="float" office:value="1459.6" calcext:value-type="float">
            <text:p>1459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3]; &quot;-SF-&quot;; [.C3]; &quot;-&quot;; [.D3])" office:value-type="string" office:string-value="filter_query_int_rest_1-SF-1-vectorised" calcext:value-type="string">
            <text:p>filter_query_int_rest_1-SF-1-vectorised</text:p>
          </table:table-cell>
          <table:table-cell office:value-type="float" office:value="829.9" calcext:value-type="float">
            <text:p>829.9</text:p>
          </table:table-cell>
          <table:table-cell office:value-type="float" office:value="32" calcext:value-type="float">
            <text:p>32</text:p>
          </table:table-cell>
          <table:table-cell office:value-type="float" office:value="7.7" calcext:value-type="float">
            <text:p>7.7</text:p>
          </table:table-cell>
          <table:table-cell office:value-type="float" office:value="143.9" calcext:value-type="float">
            <text:p>143.9</text:p>
          </table:table-cell>
          <table:table-cell table:formula="of:=[.M3]-SUM([.H3:.K3])" office:value-type="float" office:value="411.8" calcext:value-type="float">
            <text:p>411.8</text:p>
          </table:table-cell>
          <table:table-cell office:value-type="float" office:value="1425.3" calcext:value-type="float">
            <text:p>1425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4]; &quot;-SF-&quot;; [.C4]; &quot;-&quot;; [.D4])" office:value-type="string" office:string-value="filter_query_int_rest_1-SF-10-non-vectorised" calcext:value-type="string">
            <text:p>filter_query_int_rest_1-SF-10-non-vectorised</text:p>
          </table:table-cell>
          <table:table-cell office:value-type="float" office:value="846.8" calcext:value-type="float">
            <text:p>846.8</text:p>
          </table:table-cell>
          <table:table-cell office:value-type="float" office:value="33.8" calcext:value-type="float">
            <text:p>33.8</text:p>
          </table:table-cell>
          <table:table-cell office:value-type="float" office:value="7.8" calcext:value-type="float">
            <text:p>7.8</text:p>
          </table:table-cell>
          <table:table-cell office:value-type="float" office:value="858" calcext:value-type="float">
            <text:p>858</text:p>
          </table:table-cell>
          <table:table-cell table:formula="of:=[.M4]-SUM([.H4:.K4])" office:value-type="float" office:value="426.3" calcext:value-type="float">
            <text:p>426.3</text:p>
          </table:table-cell>
          <table:table-cell office:value-type="float" office:value="2172.7" calcext:value-type="float">
            <text:p>2172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5]; &quot;-SF-&quot;; [.C5]; &quot;-&quot;; [.D5])" office:value-type="string" office:string-value="filter_query_int_rest_1-SF-10-vectorised" calcext:value-type="string">
            <text:p>filter_query_int_rest_1-SF-10-vectorised</text:p>
          </table:table-cell>
          <table:table-cell office:value-type="float" office:value="842.6" calcext:value-type="float">
            <text:p>842.6</text:p>
          </table:table-cell>
          <table:table-cell office:value-type="float" office:value="33.6" calcext:value-type="float">
            <text:p>33.6</text:p>
          </table:table-cell>
          <table:table-cell office:value-type="float" office:value="7.6" calcext:value-type="float">
            <text:p>7.6</text:p>
          </table:table-cell>
          <table:table-cell office:value-type="float" office:value="617" calcext:value-type="float">
            <text:p>617</text:p>
          </table:table-cell>
          <table:table-cell table:formula="of:=[.M5]-SUM([.H5:.K5])" office:value-type="float" office:value="412" calcext:value-type="float">
            <text:p>412.0</text:p>
          </table:table-cell>
          <table:table-cell office:value-type="float" office:value="1912.8" calcext:value-type="float">
            <text:p>1912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]; &quot;-SF-&quot;; [.C6]; &quot;-&quot;; [.D6])" office:value-type="string" office:string-value="filter_query_int_rest_1-SF-20-non-vectorised" calcext:value-type="string">
            <text:p>filter_query_int_rest_1-SF-20-non-vectorised</text:p>
          </table:table-cell>
          <table:table-cell office:value-type="float" office:value="853.3" calcext:value-type="float">
            <text:p>853.3</text:p>
          </table:table-cell>
          <table:table-cell office:value-type="float" office:value="35.6" calcext:value-type="float">
            <text:p>35.6</text:p>
          </table:table-cell>
          <table:table-cell office:value-type="float" office:value="7.6" calcext:value-type="float">
            <text:p>7.6</text:p>
          </table:table-cell>
          <table:table-cell office:value-type="float" office:value="1523.9" calcext:value-type="float">
            <text:p>1523.9</text:p>
          </table:table-cell>
          <table:table-cell table:formula="of:=[.M6]-SUM([.H6:.K6])" office:value-type="float" office:value="406.2" calcext:value-type="float">
            <text:p>406.2</text:p>
          </table:table-cell>
          <table:table-cell office:value-type="float" office:value="2826.6" calcext:value-type="float">
            <text:p>2826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7]; &quot;-SF-&quot;; [.C7]; &quot;-&quot;; [.D7])" office:value-type="string" office:string-value="filter_query_int_rest_1-SF-20-vectorised" calcext:value-type="string">
            <text:p>filter_query_int_rest_1-SF-20-vectorised</text:p>
          </table:table-cell>
          <table:table-cell office:value-type="float" office:value="831.4" calcext:value-type="float">
            <text:p>831.4</text:p>
          </table:table-cell>
          <table:table-cell office:value-type="float" office:value="35.5" calcext:value-type="float">
            <text:p>35.5</text:p>
          </table:table-cell>
          <table:table-cell office:value-type="float" office:value="7.6" calcext:value-type="float">
            <text:p>7.6</text:p>
          </table:table-cell>
          <table:table-cell office:value-type="float" office:value="1077.3" calcext:value-type="float">
            <text:p>1077.3</text:p>
          </table:table-cell>
          <table:table-cell table:formula="of:=[.M7]-SUM([.H7:.K7])" office:value-type="float" office:value="403.3" calcext:value-type="float">
            <text:p>403.3</text:p>
          </table:table-cell>
          <table:table-cell office:value-type="float" office:value="2355.1" calcext:value-type="float">
            <text:p>2355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]; &quot;-SF-&quot;; [.C8]; &quot;-&quot;; [.D8])" office:value-type="string" office:string-value="filter_query_int_rest_2-SF-1-non-vectorised" calcext:value-type="string">
            <text:p>filter_query_int_rest_2-SF-1-non-vectorised</text:p>
          </table:table-cell>
          <table:table-cell office:value-type="float" office:value="836.3" calcext:value-type="float">
            <text:p>836.3</text:p>
          </table:table-cell>
          <table:table-cell office:value-type="float" office:value="31.8" calcext:value-type="float">
            <text:p>31.8</text:p>
          </table:table-cell>
          <table:table-cell office:value-type="float" office:value="8" calcext:value-type="float">
            <text:p>8</text:p>
          </table:table-cell>
          <table:table-cell office:value-type="float" office:value="153.2" calcext:value-type="float">
            <text:p>153.2</text:p>
          </table:table-cell>
          <table:table-cell table:formula="of:=[.M8]-SUM([.H8:.K8])" office:value-type="float" office:value="414.5" calcext:value-type="float">
            <text:p>414.5</text:p>
          </table:table-cell>
          <table:table-cell office:value-type="float" office:value="1443.8" calcext:value-type="float">
            <text:p>1443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9]; &quot;-SF-&quot;; [.C9]; &quot;-&quot;; [.D9])" office:value-type="string" office:string-value="filter_query_int_rest_2-SF-1-vectorised" calcext:value-type="string">
            <text:p>filter_query_int_rest_2-SF-1-vectorised</text:p>
          </table:table-cell>
          <table:table-cell office:value-type="float" office:value="835.8" calcext:value-type="float">
            <text:p>835.8</text:p>
          </table:table-cell>
          <table:table-cell office:value-type="float" office:value="32.6" calcext:value-type="float">
            <text:p>32.6</text:p>
          </table:table-cell>
          <table:table-cell office:value-type="float" office:value="8" calcext:value-type="float">
            <text:p>8</text:p>
          </table:table-cell>
          <table:table-cell office:value-type="float" office:value="142.6" calcext:value-type="float">
            <text:p>142.6</text:p>
          </table:table-cell>
          <table:table-cell table:formula="of:=[.M9]-SUM([.H9:.K9])" office:value-type="float" office:value="409.7" calcext:value-type="float">
            <text:p>409.7</text:p>
          </table:table-cell>
          <table:table-cell office:value-type="float" office:value="1428.7" calcext:value-type="float">
            <text:p>1428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]; &quot;-SF-&quot;; [.C10]; &quot;-&quot;; [.D10])" office:value-type="string" office:string-value="filter_query_int_rest_2-SF-10-non-vectorised" calcext:value-type="string">
            <text:p>filter_query_int_rest_2-SF-10-non-vectorised</text:p>
          </table:table-cell>
          <table:table-cell office:value-type="float" office:value="831.3" calcext:value-type="float">
            <text:p>831.3</text:p>
          </table:table-cell>
          <table:table-cell office:value-type="float" office:value="33.8" calcext:value-type="float">
            <text:p>33.8</text:p>
          </table:table-cell>
          <table:table-cell office:value-type="float" office:value="7.7" calcext:value-type="float">
            <text:p>7.7</text:p>
          </table:table-cell>
          <table:table-cell office:value-type="float" office:value="1010.9" calcext:value-type="float">
            <text:p>1010.9</text:p>
          </table:table-cell>
          <table:table-cell table:formula="of:=[.M10]-SUM([.H10:.K10])" office:value-type="float" office:value="406" calcext:value-type="float">
            <text:p>406.0</text:p>
          </table:table-cell>
          <table:table-cell office:value-type="float" office:value="2289.7" calcext:value-type="float">
            <text:p>2289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1]; &quot;-SF-&quot;; [.C11]; &quot;-&quot;; [.D11])" office:value-type="string" office:string-value="filter_query_int_rest_2-SF-10-vectorised" calcext:value-type="string">
            <text:p>filter_query_int_rest_2-SF-10-vectorised</text:p>
          </table:table-cell>
          <table:table-cell office:value-type="float" office:value="838.1" calcext:value-type="float">
            <text:p>838.1</text:p>
          </table:table-cell>
          <table:table-cell office:value-type="float" office:value="33.9" calcext:value-type="float">
            <text:p>33.9</text:p>
          </table:table-cell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  <table:table-cell table:formula="of:=[.M11]-SUM([.H11:.K11])" office:value-type="float" office:value="413.7" calcext:value-type="float">
            <text:p>413.7</text:p>
          </table:table-cell>
          <table:table-cell office:value-type="float" office:value="1948.7" calcext:value-type="float">
            <text:p>1948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2]; &quot;-SF-&quot;; [.C12]; &quot;-&quot;; [.D12])" office:value-type="string" office:string-value="filter_query_int_rest_2-SF-20-non-vectorised" calcext:value-type="string">
            <text:p>filter_query_int_rest_2-SF-20-non-vectorised</text:p>
          </table:table-cell>
          <table:table-cell office:value-type="float" office:value="839.3" calcext:value-type="float">
            <text:p>839.3</text:p>
          </table:table-cell>
          <table:table-cell office:value-type="float" office:value="35.8" calcext:value-type="float">
            <text:p>35.8</text:p>
          </table:table-cell>
          <table:table-cell office:value-type="float" office:value="7.8" calcext:value-type="float">
            <text:p>7.8</text:p>
          </table:table-cell>
          <table:table-cell office:value-type="float" office:value="1722.2" calcext:value-type="float">
            <text:p>1722.2</text:p>
          </table:table-cell>
          <table:table-cell table:formula="of:=[.M12]-SUM([.H12:.K12])" office:value-type="float" office:value="401.6" calcext:value-type="float">
            <text:p>401.6</text:p>
          </table:table-cell>
          <table:table-cell office:value-type="float" office:value="3006.7" calcext:value-type="float">
            <text:p>3006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3]; &quot;-SF-&quot;; [.C13]; &quot;-&quot;; [.D13])" office:value-type="string" office:string-value="filter_query_int_rest_2-SF-20-vectorised" calcext:value-type="string">
            <text:p>filter_query_int_rest_2-SF-20-vectorised</text:p>
          </table:table-cell>
          <table:table-cell office:value-type="float" office:value="834.4" calcext:value-type="float">
            <text:p>834.4</text:p>
          </table:table-cell>
          <table:table-cell office:value-type="float" office:value="35.8" calcext:value-type="float">
            <text:p>35.8</text:p>
          </table:table-cell>
          <table:table-cell office:value-type="float" office:value="7.7" calcext:value-type="float">
            <text:p>7.7</text:p>
          </table:table-cell>
          <table:table-cell office:value-type="float" office:value="1197.9" calcext:value-type="float">
            <text:p>1197.9</text:p>
          </table:table-cell>
          <table:table-cell table:formula="of:=[.M13]-SUM([.H13:.K13])" office:value-type="float" office:value="404.8" calcext:value-type="float">
            <text:p>404.8</text:p>
          </table:table-cell>
          <table:table-cell office:value-type="float" office:value="2480.6" calcext:value-type="float">
            <text:p>2480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4]; &quot;-SF-&quot;; [.C14]; &quot;-&quot;; [.D14])" office:value-type="string" office:string-value="filter_query_int_rest_3-SF-1-non-vectorised" calcext:value-type="string">
            <text:p>filter_query_int_rest_3-SF-1-non-vectorised</text:p>
          </table:table-cell>
          <table:table-cell office:value-type="float" office:value="835.9" calcext:value-type="float">
            <text:p>835.9</text:p>
          </table:table-cell>
          <table:table-cell office:value-type="float" office:value="31.7" calcext:value-type="float">
            <text:p>31.7</text:p>
          </table:table-cell>
          <table:table-cell office:value-type="float" office:value="7.8" calcext:value-type="float">
            <text:p>7.8</text:p>
          </table:table-cell>
          <table:table-cell office:value-type="float" office:value="161.2" calcext:value-type="float">
            <text:p>161.2</text:p>
          </table:table-cell>
          <table:table-cell table:formula="of:=[.M14]-SUM([.H14:.K14])" office:value-type="float" office:value="427.2" calcext:value-type="float">
            <text:p>427.2</text:p>
          </table:table-cell>
          <table:table-cell office:value-type="float" office:value="1463.8" calcext:value-type="float">
            <text:p>1463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5]; &quot;-SF-&quot;; [.C15]; &quot;-&quot;; [.D15])" office:value-type="string" office:string-value="filter_query_int_rest_3-SF-1-vectorised" calcext:value-type="string">
            <text:p>filter_query_int_rest_3-SF-1-vectorised</text:p>
          </table:table-cell>
          <table:table-cell office:value-type="float" office:value="833.4" calcext:value-type="float">
            <text:p>833.4</text:p>
          </table:table-cell>
          <table:table-cell office:value-type="float" office:value="31.9" calcext:value-type="float">
            <text:p>31.9</text:p>
          </table:table-cell>
          <table:table-cell office:value-type="float" office:value="7.8" calcext:value-type="float">
            <text:p>7.8</text:p>
          </table:table-cell>
          <table:table-cell office:value-type="float" office:value="155.3" calcext:value-type="float">
            <text:p>155.3</text:p>
          </table:table-cell>
          <table:table-cell table:formula="of:=[.M15]-SUM([.H15:.K15])" office:value-type="float" office:value="413.6" calcext:value-type="float">
            <text:p>413.6</text:p>
          </table:table-cell>
          <table:table-cell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6]; &quot;-SF-&quot;; [.C16]; &quot;-&quot;; [.D16])" office:value-type="string" office:string-value="filter_query_int_rest_3-SF-10-non-vectorised" calcext:value-type="string">
            <text:p>filter_query_int_rest_3-SF-10-non-vectorised</text:p>
          </table:table-cell>
          <table:table-cell office:value-type="float" office:value="855.9" calcext:value-type="float">
            <text:p>855.9</text:p>
          </table:table-cell>
          <table:table-cell office:value-type="float" office:value="34.3" calcext:value-type="float">
            <text:p>34.3</text:p>
          </table:table-cell>
          <table:table-cell office:value-type="float" office:value="8.1" calcext:value-type="float">
            <text:p>8.1</text:p>
          </table:table-cell>
          <table:table-cell office:value-type="float" office:value="1153.4" calcext:value-type="float">
            <text:p>1153.4</text:p>
          </table:table-cell>
          <table:table-cell table:formula="of:=[.M16]-SUM([.H16:.K16])" office:value-type="float" office:value="402.9" calcext:value-type="float">
            <text:p>402.9</text:p>
          </table:table-cell>
          <table:table-cell office:value-type="float" office:value="2454.6" calcext:value-type="float">
            <text:p>2454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7]; &quot;-SF-&quot;; [.C17]; &quot;-&quot;; [.D17])" office:value-type="string" office:string-value="filter_query_int_rest_3-SF-10-vectorised" calcext:value-type="string">
            <text:p>filter_query_int_rest_3-SF-10-vectorised</text:p>
          </table:table-cell>
          <table:table-cell office:value-type="float" office:value="849.2" calcext:value-type="float">
            <text:p>849.2</text:p>
          </table:table-cell>
          <table:table-cell office:value-type="float" office:value="33.8" calcext:value-type="float">
            <text:p>33.8</text:p>
          </table:table-cell>
          <table:table-cell office:value-type="float" office:value="7.5" calcext:value-type="float">
            <text:p>7.5</text:p>
          </table:table-cell>
          <table:table-cell office:value-type="float" office:value="930.5" calcext:value-type="float">
            <text:p>930.5</text:p>
          </table:table-cell>
          <table:table-cell table:formula="of:=[.M17]-SUM([.H17:.K17])" office:value-type="float" office:value="411.6" calcext:value-type="float">
            <text:p>411.6</text:p>
          </table:table-cell>
          <table:table-cell office:value-type="float" office:value="2232.6" calcext:value-type="float">
            <text:p>2232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8]; &quot;-SF-&quot;; [.C18]; &quot;-&quot;; [.D18])" office:value-type="string" office:string-value="filter_query_int_rest_3-SF-20-non-vectorised" calcext:value-type="string">
            <text:p>filter_query_int_rest_3-SF-20-non-vectorised</text:p>
          </table:table-cell>
          <table:table-cell office:value-type="float" office:value="837.5" calcext:value-type="float">
            <text:p>837.5</text:p>
          </table:table-cell>
          <table:table-cell office:value-type="float" office:value="35.4" calcext:value-type="float">
            <text:p>35.4</text:p>
          </table:table-cell>
          <table:table-cell office:value-type="float" office:value="7.5" calcext:value-type="float">
            <text:p>7.5</text:p>
          </table:table-cell>
          <table:table-cell office:value-type="float" office:value="2048.2" calcext:value-type="float">
            <text:p>2048.2</text:p>
          </table:table-cell>
          <table:table-cell table:formula="of:=[.M18]-SUM([.H18:.K18])" office:value-type="float" office:value="408.9" calcext:value-type="float">
            <text:p>408.9</text:p>
          </table:table-cell>
          <table:table-cell office:value-type="float" office:value="3337.5" calcext:value-type="float">
            <text:p>3337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9]; &quot;-SF-&quot;; [.C19]; &quot;-&quot;; [.D19])" office:value-type="string" office:string-value="filter_query_int_rest_3-SF-20-vectorised" calcext:value-type="string">
            <text:p>filter_query_int_rest_3-SF-20-vectorised</text:p>
          </table:table-cell>
          <table:table-cell office:value-type="float" office:value="833.1" calcext:value-type="float">
            <text:p>833.1</text:p>
          </table:table-cell>
          <table:table-cell office:value-type="float" office:value="35.3" calcext:value-type="float">
            <text:p>35.3</text:p>
          </table:table-cell>
          <table:table-cell office:value-type="float" office:value="7.5" calcext:value-type="float">
            <text:p>7.5</text:p>
          </table:table-cell>
          <table:table-cell office:value-type="float" office:value="1768.5" calcext:value-type="float">
            <text:p>1768.5</text:p>
          </table:table-cell>
          <table:table-cell table:formula="of:=[.M19]-SUM([.H19:.K19])" office:value-type="float" office:value="400.6" calcext:value-type="float">
            <text:p>400.6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0]; &quot;-SF-&quot;; [.C20]; &quot;-&quot;; [.D20])" office:value-type="string" office:string-value="aggregation_query_int_keys_2-SF-1-non-vectorised" calcext:value-type="string">
            <text:p>aggregation_query_int_keys_2-SF-1-non-vectorised</text:p>
          </table:table-cell>
          <table:table-cell office:value-type="float" office:value="830" calcext:value-type="float">
            <text:p>830</text:p>
          </table:table-cell>
          <table:table-cell office:value-type="float" office:value="33.7" calcext:value-type="float">
            <text:p>33.7</text:p>
          </table:table-cell>
          <table:table-cell office:value-type="float" office:value="17.2" calcext:value-type="float">
            <text:p>17.2</text:p>
          </table:table-cell>
          <table:table-cell office:value-type="float" office:value="224.1" calcext:value-type="float">
            <text:p>224.1</text:p>
          </table:table-cell>
          <table:table-cell table:formula="of:=[.M20]-SUM([.H20:.K20])" office:value-type="float" office:value="424.6" calcext:value-type="float">
            <text:p>424.6</text:p>
          </table:table-cell>
          <table:table-cell office:value-type="float" office:value="1529.6" calcext:value-type="float">
            <text:p>1529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1]; &quot;-SF-&quot;; [.C21]; &quot;-&quot;; [.D21])" office:value-type="string" office:string-value="aggregation_query_int_keys_2-SF-1-vectorised" calcext:value-type="string">
            <text:p>aggregation_query_int_keys_2-SF-1-vectorised</text:p>
          </table:table-cell>
          <table:table-cell office:value-type="float" office:value="832.7" calcext:value-type="float">
            <text:p>832.7</text:p>
          </table:table-cell>
          <table:table-cell office:value-type="float" office:value="33.4" calcext:value-type="float">
            <text:p>33.4</text:p>
          </table:table-cell>
          <table:table-cell office:value-type="float" office:value="18.5" calcext:value-type="float">
            <text:p>18.5</text:p>
          </table:table-cell>
          <table:table-cell office:value-type="float" office:value="234.2" calcext:value-type="float">
            <text:p>234.2</text:p>
          </table:table-cell>
          <table:table-cell table:formula="of:=[.M21]-SUM([.H21:.K21])" office:value-type="float" office:value="425.8" calcext:value-type="float">
            <text:p>425.8</text:p>
          </table:table-cell>
          <table:table-cell office:value-type="float" office:value="1544.6" calcext:value-type="float">
            <text:p>1544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2]; &quot;-SF-&quot;; [.C22]; &quot;-&quot;; [.D22])" office:value-type="string" office:string-value="aggregation_query_int_keys_2-SF-10-non-vectorised" calcext:value-type="string">
            <text:p>aggregation_query_int_keys_2-SF-10-non-vectorised</text:p>
          </table:table-cell>
          <table:table-cell office:value-type="float" office:value="846.4" calcext:value-type="float">
            <text:p>846.4</text:p>
          </table:table-cell>
          <table:table-cell office:value-type="float" office:value="36.2" calcext:value-type="float">
            <text:p>36.2</text:p>
          </table:table-cell>
          <table:table-cell office:value-type="float" office:value="16.9" calcext:value-type="float">
            <text:p>16.9</text:p>
          </table:table-cell>
          <table:table-cell office:value-type="float" office:value="1775.9" calcext:value-type="float">
            <text:p>1775.9</text:p>
          </table:table-cell>
          <table:table-cell table:formula="of:=[.M22]-SUM([.H22:.K22])" office:value-type="float" office:value="410.7" calcext:value-type="float">
            <text:p>410.7</text:p>
          </table:table-cell>
          <table:table-cell office:value-type="float" office:value="3086.1" calcext:value-type="float">
            <text:p>3086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3]; &quot;-SF-&quot;; [.C23]; &quot;-&quot;; [.D23])" office:value-type="string" office:string-value="aggregation_query_int_keys_2-SF-10-vectorised" calcext:value-type="string">
            <text:p>aggregation_query_int_keys_2-SF-10-vectorised</text:p>
          </table:table-cell>
          <table:table-cell office:value-type="float" office:value="841.3" calcext:value-type="float">
            <text:p>841.3</text:p>
          </table:table-cell>
          <table:table-cell office:value-type="float" office:value="35.7" calcext:value-type="float">
            <text:p>35.7</text:p>
          </table:table-cell>
          <table:table-cell office:value-type="float" office:value="18.8" calcext:value-type="float">
            <text:p>18.8</text:p>
          </table:table-cell>
          <table:table-cell office:value-type="float" office:value="1745.3" calcext:value-type="float">
            <text:p>1745.3</text:p>
          </table:table-cell>
          <table:table-cell table:formula="of:=[.M23]-SUM([.H23:.K23])" office:value-type="float" office:value="405" calcext:value-type="float">
            <text:p>405.0</text:p>
          </table:table-cell>
          <table:table-cell office:value-type="float" office:value="3046.1" calcext:value-type="float">
            <text:p>3046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4]; &quot;-SF-&quot;; [.C24]; &quot;-&quot;; [.D24])" office:value-type="string" office:string-value="aggregation_query_int_keys_2-SF-20-non-vectorised" calcext:value-type="string">
            <text:p>aggregation_query_int_keys_2-SF-20-non-vectorised</text:p>
          </table:table-cell>
          <table:table-cell office:value-type="float" office:value="844.8" calcext:value-type="float">
            <text:p>844.8</text:p>
          </table:table-cell>
          <table:table-cell office:value-type="float" office:value="38" calcext:value-type="float">
            <text:p>38</text:p>
          </table:table-cell>
          <table:table-cell office:value-type="float" office:value="17.8" calcext:value-type="float">
            <text:p>17.8</text:p>
          </table:table-cell>
          <table:table-cell office:value-type="float" office:value="3420.5" calcext:value-type="float">
            <text:p>3420.5</text:p>
          </table:table-cell>
          <table:table-cell table:formula="of:=[.M24]-SUM([.H24:.K24])" office:value-type="float" office:value="401.299999999999" calcext:value-type="float">
            <text:p>401.3</text:p>
          </table:table-cell>
          <table:table-cell office:value-type="float" office:value="4722.4" calcext:value-type="float">
            <text:p>4722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5]; &quot;-SF-&quot;; [.C25]; &quot;-&quot;; [.D25])" office:value-type="string" office:string-value="aggregation_query_int_keys_2-SF-20-vectorised" calcext:value-type="string">
            <text:p>aggregation_query_int_keys_2-SF-20-vectorised</text:p>
          </table:table-cell>
          <table:table-cell office:value-type="float" office:value="842.8" calcext:value-type="float">
            <text:p>842.8</text:p>
          </table:table-cell>
          <table:table-cell office:value-type="float" office:value="37.7" calcext:value-type="float">
            <text:p>37.7</text:p>
          </table:table-cell>
          <table:table-cell office:value-type="float" office:value="18.8" calcext:value-type="float">
            <text:p>18.8</text:p>
          </table:table-cell>
          <table:table-cell office:value-type="float" office:value="3408.9" calcext:value-type="float">
            <text:p>3408.9</text:p>
          </table:table-cell>
          <table:table-cell table:formula="of:=[.M25]-SUM([.H25:.K25])" office:value-type="float" office:value="406.900000000001" calcext:value-type="float">
            <text:p>406.9</text:p>
          </table:table-cell>
          <table:table-cell office:value-type="float" office:value="4715.1" calcext:value-type="float">
            <text:p>4715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6]; &quot;-SF-&quot;; [.C26]; &quot;-&quot;; [.D26])" office:value-type="string" office:string-value="aggregation_query_int_keys_16-SF-1-non-vectorised" calcext:value-type="string">
            <text:p>aggregation_query_int_keys_16-SF-1-non-vectorised</text:p>
          </table:table-cell>
          <table:table-cell office:value-type="float" office:value="836.1" calcext:value-type="float">
            <text:p>836.1</text:p>
          </table:table-cell>
          <table:table-cell office:value-type="float" office:value="34" calcext:value-type="float">
            <text:p>34</text:p>
          </table:table-cell>
          <table:table-cell office:value-type="float" office:value="17.4" calcext:value-type="float">
            <text:p>17.4</text:p>
          </table:table-cell>
          <table:table-cell office:value-type="float" office:value="425.5" calcext:value-type="float">
            <text:p>425.5</text:p>
          </table:table-cell>
          <table:table-cell table:formula="of:=[.M26]-SUM([.H26:.K26])" office:value-type="float" office:value="412.8" calcext:value-type="float">
            <text:p>412.8</text:p>
          </table:table-cell>
          <table:table-cell office:value-type="float" office:value="1725.8" calcext:value-type="float">
            <text:p>1725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7]; &quot;-SF-&quot;; [.C27]; &quot;-&quot;; [.D27])" office:value-type="string" office:string-value="aggregation_query_int_keys_16-SF-1-vectorised" calcext:value-type="string">
            <text:p>aggregation_query_int_keys_16-SF-1-vectorised</text:p>
          </table:table-cell>
          <table:table-cell office:value-type="float" office:value="839.2" calcext:value-type="float">
            <text:p>839.2</text:p>
          </table:table-cell>
          <table:table-cell office:value-type="float" office:value="33.7" calcext:value-type="float">
            <text:p>33.7</text:p>
          </table:table-cell>
          <table:table-cell office:value-type="float" office:value="18.8" calcext:value-type="float">
            <text:p>18.8</text:p>
          </table:table-cell>
          <table:table-cell office:value-type="float" office:value="481" calcext:value-type="float">
            <text:p>481</text:p>
          </table:table-cell>
          <table:table-cell table:formula="of:=[.M27]-SUM([.H27:.K27])" office:value-type="float" office:value="413.7" calcext:value-type="float">
            <text:p>413.7</text:p>
          </table:table-cell>
          <table:table-cell office:value-type="float" office:value="1786.4" calcext:value-type="float">
            <text:p>1786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8]; &quot;-SF-&quot;; [.C28]; &quot;-&quot;; [.D28])" office:value-type="string" office:string-value="aggregation_query_int_keys_16-SF-10-non-vectorised" calcext:value-type="string">
            <text:p>aggregation_query_int_keys_16-SF-10-non-vectorised</text:p>
          </table:table-cell>
          <table:table-cell office:value-type="float" office:value="844.4" calcext:value-type="float">
            <text:p>844.4</text:p>
          </table:table-cell>
          <table:table-cell office:value-type="float" office:value="35.9" calcext:value-type="float">
            <text:p>35.9</text:p>
          </table:table-cell>
          <table:table-cell office:value-type="float" office:value="17.2" calcext:value-type="float">
            <text:p>17.2</text:p>
          </table:table-cell>
          <table:table-cell office:value-type="float" office:value="3723.1" calcext:value-type="float">
            <text:p>3723.1</text:p>
          </table:table-cell>
          <table:table-cell table:formula="of:=[.M28]-SUM([.H28:.K28])" office:value-type="float" office:value="409.4" calcext:value-type="float">
            <text:p>409.4</text:p>
          </table:table-cell>
          <table:table-cell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9]; &quot;-SF-&quot;; [.C29]; &quot;-&quot;; [.D29])" office:value-type="string" office:string-value="aggregation_query_int_keys_16-SF-10-vectorised" calcext:value-type="string">
            <text:p>aggregation_query_int_keys_16-SF-10-vectorised</text:p>
          </table:table-cell>
          <table:table-cell office:value-type="float" office:value="841.8" calcext:value-type="float">
            <text:p>841.8</text:p>
          </table:table-cell>
          <table:table-cell office:value-type="float" office:value="36.1" calcext:value-type="float">
            <text:p>36.1</text:p>
          </table:table-cell>
          <table:table-cell office:value-type="float" office:value="19.3" calcext:value-type="float">
            <text:p>19.3</text:p>
          </table:table-cell>
          <table:table-cell office:value-type="float" office:value="4209.5" calcext:value-type="float">
            <text:p>4209.5</text:p>
          </table:table-cell>
          <table:table-cell table:formula="of:=[.M29]-SUM([.H29:.K29])" office:value-type="float" office:value="405.6" calcext:value-type="float">
            <text:p>405.6</text:p>
          </table:table-cell>
          <table:table-cell office:value-type="float" office:value="5512.3" calcext:value-type="float">
            <text:p>5512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0]; &quot;-SF-&quot;; [.C30]; &quot;-&quot;; [.D30])" office:value-type="string" office:string-value="aggregation_query_int_keys_16-SF-20-non-vectorised" calcext:value-type="string">
            <text:p>aggregation_query_int_keys_16-SF-20-non-vectorised</text:p>
          </table:table-cell>
          <table:table-cell office:value-type="float" office:value="847.4" calcext:value-type="float">
            <text:p>847.4</text:p>
          </table:table-cell>
          <table:table-cell office:value-type="float" office:value="38" calcext:value-type="float">
            <text:p>38</text:p>
          </table:table-cell>
          <table:table-cell office:value-type="float" office:value="17.6" calcext:value-type="float">
            <text:p>17.6</text:p>
          </table:table-cell>
          <table:table-cell office:value-type="float" office:value="9099.9" calcext:value-type="float">
            <text:p>9099.9</text:p>
          </table:table-cell>
          <table:table-cell table:formula="of:=[.M30]-SUM([.H30:.K30])" office:value-type="float" office:value="404" calcext:value-type="float">
            <text:p>404.0</text:p>
          </table:table-cell>
          <table:table-cell office:value-type="float" office:value="10406.9" calcext:value-type="float">
            <text:p>10406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1]; &quot;-SF-&quot;; [.C31]; &quot;-&quot;; [.D31])" office:value-type="string" office:string-value="aggregation_query_int_keys_16-SF-20-vectorised" calcext:value-type="string">
            <text:p>aggregation_query_int_keys_16-SF-20-vectorised</text:p>
          </table:table-cell>
          <table:table-cell office:value-type="float" office:value="844.2" calcext:value-type="float">
            <text:p>844.2</text:p>
          </table:table-cell>
          <table:table-cell office:value-type="float" office:value="38.1" calcext:value-type="float">
            <text:p>38.1</text:p>
          </table:table-cell>
          <table:table-cell office:value-type="float" office:value="19.2" calcext:value-type="float">
            <text:p>19.2</text:p>
          </table:table-cell>
          <table:table-cell office:value-type="float" office:value="9826" calcext:value-type="float">
            <text:p>9826</text:p>
          </table:table-cell>
          <table:table-cell table:formula="of:=[.M31]-SUM([.H31:.K31])" office:value-type="float" office:value="406.200000000001" calcext:value-type="float">
            <text:p>406.2</text:p>
          </table:table-cell>
          <table:table-cell office:value-type="float" office:value="11133.7" calcext:value-type="float">
            <text:p>11133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2]; &quot;-SF-&quot;; [.C32]; &quot;-&quot;; [.D32])" office:value-type="string" office:string-value="aggregation_query_int_keys_8192-SF-1-non-vectorised" calcext:value-type="string">
            <text:p>aggregation_query_int_keys_8192-SF-1-non-vectorised</text:p>
          </table:table-cell>
          <table:table-cell office:value-type="float" office:value="831.3" calcext:value-type="float">
            <text:p>831.3</text:p>
          </table:table-cell>
          <table:table-cell office:value-type="float" office:value="33.7" calcext:value-type="float">
            <text:p>33.7</text:p>
          </table:table-cell>
          <table:table-cell office:value-type="float" office:value="16.9" calcext:value-type="float">
            <text:p>16.9</text:p>
          </table:table-cell>
          <table:table-cell office:value-type="float" office:value="769.3" calcext:value-type="float">
            <text:p>769.3</text:p>
          </table:table-cell>
          <table:table-cell table:formula="of:=[.M32]-SUM([.H32:.K32])" office:value-type="float" office:value="408.6" calcext:value-type="float">
            <text:p>408.6</text:p>
          </table:table-cell>
          <table:table-cell office:value-type="float" office:value="2059.8" calcext:value-type="float">
            <text:p>2059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3]; &quot;-SF-&quot;; [.C33]; &quot;-&quot;; [.D33])" office:value-type="string" office:string-value="aggregation_query_int_keys_8192-SF-1-vectorised" calcext:value-type="string">
            <text:p>aggregation_query_int_keys_8192-SF-1-vectorised</text:p>
          </table:table-cell>
          <table:table-cell office:value-type="float" office:value="825.4" calcext:value-type="float">
            <text:p>825.4</text:p>
          </table:table-cell>
          <table:table-cell office:value-type="float" office:value="33.8" calcext:value-type="float">
            <text:p>33.8</text:p>
          </table:table-cell>
          <table:table-cell office:value-type="float" office:value="19" calcext:value-type="float">
            <text:p>19</text:p>
          </table:table-cell>
          <table:table-cell office:value-type="float" office:value="750.9" calcext:value-type="float">
            <text:p>750.9</text:p>
          </table:table-cell>
          <table:table-cell table:formula="of:=[.M33]-SUM([.H33:.K33])" office:value-type="float" office:value="407.2" calcext:value-type="float">
            <text:p>407.2</text:p>
          </table:table-cell>
          <table:table-cell office:value-type="float" office:value="2036.3" calcext:value-type="float">
            <text:p>2036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4]; &quot;-SF-&quot;; [.C34]; &quot;-&quot;; [.D34])" office:value-type="string" office:string-value="aggregation_query_int_keys_8192-SF-10-non-vectorised" calcext:value-type="string">
            <text:p>aggregation_query_int_keys_8192-SF-10-non-vectorised</text:p>
          </table:table-cell>
          <table:table-cell office:value-type="float" office:value="842.8" calcext:value-type="float">
            <text:p>842.8</text:p>
          </table:table-cell>
          <table:table-cell office:value-type="float" office:value="35.9" calcext:value-type="float">
            <text:p>35.9</text:p>
          </table:table-cell>
          <table:table-cell office:value-type="float" office:value="17.3" calcext:value-type="float">
            <text:p>17.3</text:p>
          </table:table-cell>
          <table:table-cell office:value-type="float" office:value="6929.2" calcext:value-type="float">
            <text:p>6929.2</text:p>
          </table:table-cell>
          <table:table-cell table:formula="of:=[.M34]-SUM([.H34:.K34])" office:value-type="float" office:value="406.8" calcext:value-type="float">
            <text:p>406.8</text:p>
          </table:table-cell>
          <table:table-cell office:value-type="float" office:value="8232" calcext:value-type="float">
            <text:p>823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5]; &quot;-SF-&quot;; [.C35]; &quot;-&quot;; [.D35])" office:value-type="string" office:string-value="aggregation_query_int_keys_8192-SF-10-vectorised" calcext:value-type="string">
            <text:p>aggregation_query_int_keys_8192-SF-10-vectorised</text:p>
          </table:table-cell>
          <table:table-cell office:value-type="float" office:value="839" calcext:value-type="float">
            <text:p>839</text:p>
          </table:table-cell>
          <table:table-cell office:value-type="float" office:value="36.5" calcext:value-type="float">
            <text:p>36.5</text:p>
          </table:table-cell>
          <table:table-cell office:value-type="float" office:value="19.6" calcext:value-type="float">
            <text:p>19.6</text:p>
          </table:table-cell>
          <table:table-cell office:value-type="float" office:value="6936.8" calcext:value-type="float">
            <text:p>6936.8</text:p>
          </table:table-cell>
          <table:table-cell table:formula="of:=[.M35]-SUM([.H35:.K35])" office:value-type="float" office:value="403.899999999999" calcext:value-type="float">
            <text:p>403.9</text:p>
          </table:table-cell>
          <table:table-cell office:value-type="float" office:value="8235.8" calcext:value-type="float">
            <text:p>8235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6]; &quot;-SF-&quot;; [.C36]; &quot;-&quot;; [.D36])" office:value-type="string" office:string-value="aggregation_query_int_keys_8192-SF-20-non-vectorised" calcext:value-type="string">
            <text:p>aggregation_query_int_keys_8192-SF-20-non-vectorised</text:p>
          </table:table-cell>
          <table:table-cell office:value-type="float" office:value="835.1" calcext:value-type="float">
            <text:p>835.1</text:p>
          </table:table-cell>
          <table:table-cell office:value-type="float" office:value="37.4" calcext:value-type="float">
            <text:p>37.4</text:p>
          </table:table-cell>
          <table:table-cell office:value-type="float" office:value="16.8" calcext:value-type="float">
            <text:p>16.8</text:p>
          </table:table-cell>
          <table:table-cell office:value-type="float" office:value="14049.9" calcext:value-type="float">
            <text:p>14049.9</text:p>
          </table:table-cell>
          <table:table-cell table:formula="of:=[.M36]-SUM([.H36:.K36])" office:value-type="float" office:value="405.900000000001" calcext:value-type="float">
            <text:p>405.9</text:p>
          </table:table-cell>
          <table:table-cell office:value-type="float" office:value="15345.1" calcext:value-type="float">
            <text:p>15345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7]; &quot;-SF-&quot;; [.C37]; &quot;-&quot;; [.D37])" office:value-type="string" office:string-value="aggregation_query_int_keys_8192-SF-20-vectorised" calcext:value-type="string">
            <text:p>aggregation_query_int_keys_8192-SF-20-vectorised</text:p>
          </table:table-cell>
          <table:table-cell office:value-type="float" office:value="841.4" calcext:value-type="float">
            <text:p>841.4</text:p>
          </table:table-cell>
          <table:table-cell office:value-type="float" office:value="38.1" calcext:value-type="float">
            <text:p>38.1</text:p>
          </table:table-cell>
          <table:table-cell office:value-type="float" office:value="19" calcext:value-type="float">
            <text:p>19</text:p>
          </table:table-cell>
          <table:table-cell office:value-type="float" office:value="13652.6" calcext:value-type="float">
            <text:p>13652.6</text:p>
          </table:table-cell>
          <table:table-cell table:formula="of:=[.M37]-SUM([.H37:.K37])" office:value-type="float" office:value="403.699999999999" calcext:value-type="float">
            <text:p>403.7</text:p>
          </table:table-cell>
          <table:table-cell office:value-type="float" office:value="14954.8" calcext:value-type="float">
            <text:p>14954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8]; &quot;-SF-&quot;; [.C38]; &quot;-&quot;; [.D38])" office:value-type="string" office:string-value="aggregation_query_int_keys_262144-SF-1-non-vectorised" calcext:value-type="string">
            <text:p>aggregation_query_int_keys_262144-SF-1-non-vectorised</text:p>
          </table:table-cell>
          <table:table-cell office:value-type="float" office:value="840.7" calcext:value-type="float">
            <text:p>840.7</text:p>
          </table:table-cell>
          <table:table-cell office:value-type="float" office:value="34.8" calcext:value-type="float">
            <text:p>34.8</text:p>
          </table:table-cell>
          <table:table-cell office:value-type="float" office:value="17.7" calcext:value-type="float">
            <text:p>17.7</text:p>
          </table:table-cell>
          <table:table-cell office:value-type="float" office:value="1096.1" calcext:value-type="float">
            <text:p>1096.1</text:p>
          </table:table-cell>
          <table:table-cell table:formula="of:=[.M38]-SUM([.H38:.K38])" office:value-type="float" office:value="411.9" calcext:value-type="float">
            <text:p>411.9</text:p>
          </table:table-cell>
          <table:table-cell office:value-type="float" office:value="2401.2" calcext:value-type="float">
            <text:p>2401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9]; &quot;-SF-&quot;; [.C39]; &quot;-&quot;; [.D39])" office:value-type="string" office:string-value="aggregation_query_int_keys_262144-SF-1-vectorised" calcext:value-type="string">
            <text:p>aggregation_query_int_keys_262144-SF-1-vectorised</text:p>
          </table:table-cell>
          <table:table-cell office:value-type="float" office:value="835.3" calcext:value-type="float">
            <text:p>835.3</text:p>
          </table:table-cell>
          <table:table-cell office:value-type="float" office:value="34.3" calcext:value-type="float">
            <text:p>34.3</text:p>
          </table:table-cell>
          <table:table-cell office:value-type="float" office:value="20" calcext:value-type="float">
            <text:p>20</text:p>
          </table:table-cell>
          <table:table-cell office:value-type="float" office:value="1144.9" calcext:value-type="float">
            <text:p>1144.9</text:p>
          </table:table-cell>
          <table:table-cell table:formula="of:=[.M39]-SUM([.H39:.K39])" office:value-type="float" office:value="403" calcext:value-type="float">
            <text:p>403.0</text:p>
          </table:table-cell>
          <table:table-cell office:value-type="float" office:value="2437.5" calcext:value-type="float">
            <text:p>2437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0]; &quot;-SF-&quot;; [.C40]; &quot;-&quot;; [.D40])" office:value-type="string" office:string-value="aggregation_query_int_keys_262144-SF-10-non-vectorised" calcext:value-type="string">
            <text:p>aggregation_query_int_keys_262144-SF-10-non-vectorised</text:p>
          </table:table-cell>
          <table:table-cell office:value-type="float" office:value="831.5" calcext:value-type="float">
            <text:p>831.5</text:p>
          </table:table-cell>
          <table:table-cell office:value-type="float" office:value="36.3" calcext:value-type="float">
            <text:p>36.3</text:p>
          </table:table-cell>
          <table:table-cell office:value-type="float" office:value="17.2" calcext:value-type="float">
            <text:p>17.2</text:p>
          </table:table-cell>
          <table:table-cell office:value-type="float" office:value="9237" calcext:value-type="float">
            <text:p>9237</text:p>
          </table:table-cell>
          <table:table-cell table:formula="of:=[.M40]-SUM([.H40:.K40])" office:value-type="float" office:value="405.200000000001" calcext:value-type="float">
            <text:p>405.2</text:p>
          </table:table-cell>
          <table:table-cell office:value-type="float" office:value="10527.2" calcext:value-type="float">
            <text:p>10527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1]; &quot;-SF-&quot;; [.C41]; &quot;-&quot;; [.D41])" office:value-type="string" office:string-value="aggregation_query_int_keys_262144-SF-10-vectorised" calcext:value-type="string">
            <text:p>aggregation_query_int_keys_262144-SF-10-vectorised</text:p>
          </table:table-cell>
          <table:table-cell office:value-type="float" office:value="829.6" calcext:value-type="float">
            <text:p>829.6</text:p>
          </table:table-cell>
          <table:table-cell office:value-type="float" office:value="35.8" calcext:value-type="float">
            <text:p>35.8</text:p>
          </table:table-cell>
          <table:table-cell office:value-type="float" office:value="19.1" calcext:value-type="float">
            <text:p>19.1</text:p>
          </table:table-cell>
          <table:table-cell office:value-type="float" office:value="9652.2" calcext:value-type="float">
            <text:p>9652.2</text:p>
          </table:table-cell>
          <table:table-cell table:formula="of:=[.M41]-SUM([.H41:.K41])" office:value-type="float" office:value="405.699999999999" calcext:value-type="float">
            <text:p>405.7</text:p>
          </table:table-cell>
          <table:table-cell office:value-type="float" office:value="10942.4" calcext:value-type="float">
            <text:p>10942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2]; &quot;-SF-&quot;; [.C42]; &quot;-&quot;; [.D42])" office:value-type="string" office:string-value="aggregation_query_int_keys_262144-SF-20-non-vectorised" calcext:value-type="string">
            <text:p>aggregation_query_int_keys_262144-SF-20-non-vectorised</text:p>
          </table:table-cell>
          <table:table-cell office:value-type="float" office:value="860.1" calcext:value-type="float">
            <text:p>860.1</text:p>
          </table:table-cell>
          <table:table-cell office:value-type="float" office:value="38.5" calcext:value-type="float">
            <text:p>38.5</text:p>
          </table:table-cell>
          <table:table-cell office:value-type="float" office:value="17.1" calcext:value-type="float">
            <text:p>17.1</text:p>
          </table:table-cell>
          <table:table-cell office:value-type="float" office:value="18410" calcext:value-type="float">
            <text:p>18410</text:p>
          </table:table-cell>
          <table:table-cell table:formula="of:=[.M42]-SUM([.H42:.K42])" office:value-type="float" office:value="409.599999999999" calcext:value-type="float">
            <text:p>409.6</text:p>
          </table:table-cell>
          <table:table-cell office:value-type="float" office:value="19735.3" calcext:value-type="float">
            <text:p>19735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3]; &quot;-SF-&quot;; [.C43]; &quot;-&quot;; [.D43])" office:value-type="string" office:string-value="aggregation_query_int_keys_262144-SF-20-vectorised" calcext:value-type="string">
            <text:p>aggregation_query_int_keys_262144-SF-20-vectorised</text:p>
          </table:table-cell>
          <table:table-cell office:value-type="float" office:value="840" calcext:value-type="float">
            <text:p>840</text:p>
          </table:table-cell>
          <table:table-cell office:value-type="float" office:value="38.2" calcext:value-type="float">
            <text:p>38.2</text:p>
          </table:table-cell>
          <table:table-cell office:value-type="float" office:value="18.9" calcext:value-type="float">
            <text:p>18.9</text:p>
          </table:table-cell>
          <table:table-cell office:value-type="float" office:value="19004" calcext:value-type="float">
            <text:p>19004</text:p>
          </table:table-cell>
          <table:table-cell table:formula="of:=[.M43]-SUM([.H43:.K43])" office:value-type="float" office:value="407.700000000001" calcext:value-type="float">
            <text:p>407.7</text:p>
          </table:table-cell>
          <table:table-cell office:value-type="float" office:value="20308.8" calcext:value-type="float">
            <text:p>20308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4]; &quot;-SF-&quot;; [.C44]; &quot;-&quot;; [.D44])" office:value-type="string" office:string-value="aggregation_query_int_keys_524288-SF-1-non-vectorised" calcext:value-type="string">
            <text:p>aggregation_query_int_keys_524288-SF-1-non-vectorised</text:p>
          </table:table-cell>
          <table:table-cell office:value-type="float" office:value="837.8" calcext:value-type="float">
            <text:p>837.8</text:p>
          </table:table-cell>
          <table:table-cell office:value-type="float" office:value="33.8" calcext:value-type="float">
            <text:p>33.8</text:p>
          </table:table-cell>
          <table:table-cell office:value-type="float" office:value="17.3" calcext:value-type="float">
            <text:p>17.3</text:p>
          </table:table-cell>
          <table:table-cell office:value-type="float" office:value="2620.9" calcext:value-type="float">
            <text:p>2620.9</text:p>
          </table:table-cell>
          <table:table-cell table:formula="of:=[.M44]-SUM([.H44:.K44])" office:value-type="float" office:value="411.1" calcext:value-type="float">
            <text:p>411.1</text:p>
          </table:table-cell>
          <table:table-cell office:value-type="float" office:value="3920.9" calcext:value-type="float">
            <text:p>3920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5]; &quot;-SF-&quot;; [.C45]; &quot;-&quot;; [.D45])" office:value-type="string" office:string-value="aggregation_query_int_keys_524288-SF-1-vectorised" calcext:value-type="string">
            <text:p>aggregation_query_int_keys_524288-SF-1-vectorised</text:p>
          </table:table-cell>
          <table:table-cell office:value-type="float" office:value="836" calcext:value-type="float">
            <text:p>836</text:p>
          </table:table-cell>
          <table:table-cell office:value-type="float" office:value="33.8" calcext:value-type="float">
            <text:p>33.8</text:p>
          </table:table-cell>
          <table:table-cell office:value-type="float" office:value="19" calcext:value-type="float">
            <text:p>19</text:p>
          </table:table-cell>
          <table:table-cell office:value-type="float" office:value="2867.7" calcext:value-type="float">
            <text:p>2867.7</text:p>
          </table:table-cell>
          <table:table-cell table:formula="of:=[.M45]-SUM([.H45:.K45])" office:value-type="float" office:value="412.6" calcext:value-type="float">
            <text:p>412.6</text:p>
          </table:table-cell>
          <table:table-cell office:value-type="float" office:value="4169.1" calcext:value-type="float">
            <text:p>4169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6]; &quot;-SF-&quot;; [.C46]; &quot;-&quot;; [.D46])" office:value-type="string" office:string-value="aggregation_query_int_keys_524288-SF-10-non-vectorised" calcext:value-type="string">
            <text:p>aggregation_query_int_keys_524288-SF-10-non-vectorised</text:p>
          </table:table-cell>
          <table:table-cell office:value-type="float" office:value="846.8" calcext:value-type="float">
            <text:p>846.8</text:p>
          </table:table-cell>
          <table:table-cell office:value-type="float" office:value="36.3" calcext:value-type="float">
            <text:p>36.3</text:p>
          </table:table-cell>
          <table:table-cell office:value-type="float" office:value="17.5" calcext:value-type="float">
            <text:p>17.5</text:p>
          </table:table-cell>
          <table:table-cell office:value-type="float" office:value="24474.7" calcext:value-type="float">
            <text:p>24474.7</text:p>
          </table:table-cell>
          <table:table-cell table:formula="of:=[.M46]-SUM([.H46:.K46])" office:value-type="float" office:value="414.100000000002" calcext:value-type="float">
            <text:p>414.1</text:p>
          </table:table-cell>
          <table:table-cell office:value-type="float" office:value="25789.4" calcext:value-type="float">
            <text:p>25789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7]; &quot;-SF-&quot;; [.C47]; &quot;-&quot;; [.D47])" office:value-type="string" office:string-value="aggregation_query_int_keys_524288-SF-10-vectorised" calcext:value-type="string">
            <text:p>aggregation_query_int_keys_524288-SF-10-vectorised</text:p>
          </table:table-cell>
          <table:table-cell office:value-type="float" office:value="840.9" calcext:value-type="float">
            <text:p>840.9</text:p>
          </table:table-cell>
          <table:table-cell office:value-type="float" office:value="35.8" calcext:value-type="float">
            <text:p>35.8</text:p>
          </table:table-cell>
          <table:table-cell office:value-type="float" office:value="19.1" calcext:value-type="float">
            <text:p>19.1</text:p>
          </table:table-cell>
          <table:table-cell office:value-type="float" office:value="26584.7" calcext:value-type="float">
            <text:p>26584.7</text:p>
          </table:table-cell>
          <table:table-cell table:formula="of:=[.M47]-SUM([.H47:.K47])" office:value-type="float" office:value="410.099999999999" calcext:value-type="float">
            <text:p>410.1</text:p>
          </table:table-cell>
          <table:table-cell office:value-type="float" office:value="27890.6" calcext:value-type="float">
            <text:p>27890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8]; &quot;-SF-&quot;; [.C48]; &quot;-&quot;; [.D48])" office:value-type="string" office:string-value="aggregation_query_int_keys_524288-SF-20-non-vectorised" calcext:value-type="string">
            <text:p>aggregation_query_int_keys_524288-SF-20-non-vectorised</text:p>
          </table:table-cell>
          <table:table-cell office:value-type="float" office:value="842.7" calcext:value-type="float">
            <text:p>842.7</text:p>
          </table:table-cell>
          <table:table-cell office:value-type="float" office:value="37.5" calcext:value-type="float">
            <text:p>37.5</text:p>
          </table:table-cell>
          <table:table-cell office:value-type="float" office:value="17" calcext:value-type="float">
            <text:p>17</text:p>
          </table:table-cell>
          <table:table-cell office:value-type="float" office:value="48693" calcext:value-type="float">
            <text:p>48693</text:p>
          </table:table-cell>
          <table:table-cell table:formula="of:=[.M48]-SUM([.H48:.K48])" office:value-type="float" office:value="409.800000000003" calcext:value-type="float">
            <text:p>409.8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9]; &quot;-SF-&quot;; [.C49]; &quot;-&quot;; [.D49])" office:value-type="string" office:string-value="aggregation_query_int_keys_524288-SF-20-vectorised" calcext:value-type="string">
            <text:p>aggregation_query_int_keys_524288-SF-20-vectorised</text:p>
          </table:table-cell>
          <table:table-cell office:value-type="float" office:value="848.5" calcext:value-type="float">
            <text:p>848.5</text:p>
          </table:table-cell>
          <table:table-cell office:value-type="float" office:value="37.9" calcext:value-type="float">
            <text:p>37.9</text:p>
          </table:table-cell>
          <table:table-cell office:value-type="float" office:value="19.3" calcext:value-type="float">
            <text:p>19.3</text:p>
          </table:table-cell>
          <table:table-cell office:value-type="float" office:value="52688.6" calcext:value-type="float">
            <text:p>52688.6</text:p>
          </table:table-cell>
          <table:table-cell table:formula="of:=[.M49]-SUM([.H49:.K49])" office:value-type="float" office:value="411.200000000004" calcext:value-type="float">
            <text:p>411.2</text:p>
          </table:table-cell>
          <table:table-cell office:value-type="float" office:value="54005.5" calcext:value-type="float">
            <text:p>54005.5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0]; &quot;-SF-&quot;; [.C50]; &quot;-&quot;; [.D50])" office:value-type="string" office:string-value="join_query_int_B_0.6_C_0.8-SF-1-non-vectorised" calcext:value-type="string">
            <text:p>join_query_int_B_0.6_C_0.8-SF-1-non-vectorised</text:p>
          </table:table-cell>
          <table:table-cell office:value-type="float" office:value="815" calcext:value-type="float">
            <text:p>815</text:p>
          </table:table-cell>
          <table:table-cell office:value-type="float" office:value="51.6" calcext:value-type="float">
            <text:p>51.6</text:p>
          </table:table-cell>
          <table:table-cell office:value-type="float" office:value="24.6" calcext:value-type="float">
            <text:p>24.6</text:p>
          </table:table-cell>
          <table:table-cell office:value-type="float" office:value="2246.3" calcext:value-type="float">
            <text:p>2246.3</text:p>
          </table:table-cell>
          <table:table-cell table:formula="of:=[.M50]-SUM([.H50:.K50])" office:value-type="float" office:value="431.2" calcext:value-type="float">
            <text:p>431.2</text:p>
          </table:table-cell>
          <table:table-cell office:value-type="float" office:value="3568.7" calcext:value-type="float">
            <text:p>3568.7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1]; &quot;-SF-&quot;; [.C51]; &quot;-&quot;; [.D51])" office:value-type="string" office:string-value="join_query_int_B_0.6_C_0.8-SF-1-vectorised" calcext:value-type="string">
            <text:p>join_query_int_B_0.6_C_0.8-SF-1-vectorised</text:p>
          </table:table-cell>
          <table:table-cell office:value-type="float" office:value="804.6" calcext:value-type="float">
            <text:p>804.6</text:p>
          </table:table-cell>
          <table:table-cell office:value-type="float" office:value="51.3" calcext:value-type="float">
            <text:p>51.3</text:p>
          </table:table-cell>
          <table:table-cell office:value-type="float" office:value="26.9" calcext:value-type="float">
            <text:p>26.9</text:p>
          </table:table-cell>
          <table:table-cell office:value-type="float" office:value="1899.7" calcext:value-type="float">
            <text:p>1899.7</text:p>
          </table:table-cell>
          <table:table-cell table:formula="of:=[.M51]-SUM([.H51:.K51])" office:value-type="float" office:value="434.4" calcext:value-type="float">
            <text:p>434.4</text:p>
          </table:table-cell>
          <table:table-cell office:value-type="float" office:value="3216.9" calcext:value-type="float">
            <text:p>3216.9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2]; &quot;-SF-&quot;; [.C52]; &quot;-&quot;; [.D52])" office:value-type="string" office:string-value="join_query_int_B_0.6_C_0.8-SF-10-non-vectorised" calcext:value-type="string">
            <text:p>join_query_int_B_0.6_C_0.8-SF-10-non-vectorised</text:p>
          </table:table-cell>
          <table:table-cell office:value-type="float" office:value="821.2" calcext:value-type="float">
            <text:p>821.2</text:p>
          </table:table-cell>
          <table:table-cell office:value-type="float" office:value="54" calcext:value-type="float">
            <text:p>54</text:p>
          </table:table-cell>
          <table:table-cell office:value-type="float" office:value="25.5" calcext:value-type="float">
            <text:p>25.5</text:p>
          </table:table-cell>
          <table:table-cell office:value-type="float" office:value="26044.1" calcext:value-type="float">
            <text:p>26044.1</text:p>
          </table:table-cell>
          <table:table-cell table:formula="of:=[.M52]-SUM([.H52:.K52])" office:value-type="float" office:value="510.799999999999" calcext:value-type="float">
            <text:p>510.8</text:p>
          </table:table-cell>
          <table:table-cell office:value-type="float" office:value="27455.6" calcext:value-type="float">
            <text:p>27455.6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3]; &quot;-SF-&quot;; [.C53]; &quot;-&quot;; [.D53])" office:value-type="string" office:string-value="join_query_int_B_0.6_C_0.8-SF-10-vectorised" calcext:value-type="string">
            <text:p>join_query_int_B_0.6_C_0.8-SF-10-vectorised</text:p>
          </table:table-cell>
          <table:table-cell office:value-type="float" office:value="814.3" calcext:value-type="float">
            <text:p>814.3</text:p>
          </table:table-cell>
          <table:table-cell office:value-type="float" office:value="51.4" calcext:value-type="float">
            <text:p>51.4</text:p>
          </table:table-cell>
          <table:table-cell office:value-type="float" office:value="28.2" calcext:value-type="float">
            <text:p>28.2</text:p>
          </table:table-cell>
          <table:table-cell office:value-type="float" office:value="22447.1" calcext:value-type="float">
            <text:p>22447.1</text:p>
          </table:table-cell>
          <table:table-cell table:formula="of:=[.M53]-SUM([.H53:.K53])" office:value-type="float" office:value="485.099999999999" calcext:value-type="float">
            <text:p>485.1</text:p>
          </table:table-cell>
          <table:table-cell office:value-type="float" office:value="23826.1" calcext:value-type="float">
            <text:p>23826.1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4]; &quot;-SF-&quot;; [.C54]; &quot;-&quot;; [.D54])" office:value-type="string" office:string-value="tpch-SF-1-non-vectorised" calcext:value-type="string">
            <text:p>tpch-SF-1-non-vectorised</text:p>
          </table:table-cell>
          <table:table-cell office:value-type="float" office:value="882.9" calcext:value-type="float">
            <text:p>882.9</text:p>
          </table:table-cell>
          <table:table-cell office:value-type="float" office:value="36.5" calcext:value-type="float">
            <text:p>36.5</text:p>
          </table:table-cell>
          <table:table-cell office:value-type="float" office:value="26.3" calcext:value-type="float">
            <text:p>26.3</text:p>
          </table:table-cell>
          <table:table-cell office:value-type="float" office:value="275.3" calcext:value-type="float">
            <text:p>275.3</text:p>
          </table:table-cell>
          <table:table-cell table:formula="of:=[.M54]-SUM([.H54:.K54])" office:value-type="float" office:value="435.2" calcext:value-type="float">
            <text:p>435.2</text:p>
          </table:table-cell>
          <table:table-cell office:value-type="float" office:value="1656.2" calcext:value-type="float">
            <text:p>1656.2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5]; &quot;-SF-&quot;; [.C55]; &quot;-&quot;; [.D55])" office:value-type="string" office:string-value="tpch-SF-1-vectorised" calcext:value-type="string">
            <text:p>tpch-SF-1-vectorised</text:p>
          </table:table-cell>
          <table:table-cell office:value-type="float" office:value="861.7" calcext:value-type="float">
            <text:p>861.7</text:p>
          </table:table-cell>
          <table:table-cell office:value-type="float" office:value="37.3" calcext:value-type="float">
            <text:p>37.3</text:p>
          </table:table-cell>
          <table:table-cell office:value-type="float" office:value="31.8" calcext:value-type="float">
            <text:p>31.8</text:p>
          </table:table-cell>
          <table:table-cell office:value-type="float" office:value="389.8" calcext:value-type="float">
            <text:p>389.8</text:p>
          </table:table-cell>
          <table:table-cell table:formula="of:=[.M55]-SUM([.H55:.K55])" office:value-type="float" office:value="416.7" calcext:value-type="float">
            <text:p>416.7</text:p>
          </table:table-cell>
          <table:table-cell office:value-type="float" office:value="1737.3" calcext:value-type="float">
            <text:p>1737.3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6]; &quot;-SF-&quot;; [.C56]; &quot;-&quot;; [.D56])" office:value-type="string" office:string-value="tpch-SF-10-non-vectorised" calcext:value-type="string">
            <text:p>tpch-SF-10-non-vectorised</text:p>
          </table:table-cell>
          <table:table-cell office:value-type="float" office:value="882.3" calcext:value-type="float">
            <text:p>882.3</text:p>
          </table:table-cell>
          <table:table-cell office:value-type="float" office:value="37.6" calcext:value-type="float">
            <text:p>37.6</text:p>
          </table:table-cell>
          <table:table-cell office:value-type="float" office:value="25.4" calcext:value-type="float">
            <text:p>25.4</text:p>
          </table:table-cell>
          <table:table-cell office:value-type="float" office:value="2165.7" calcext:value-type="float">
            <text:p>2165.7</text:p>
          </table:table-cell>
          <table:table-cell table:formula="of:=[.M56]-SUM([.H56:.K56])" office:value-type="float" office:value="404.3" calcext:value-type="float">
            <text:p>404.3</text:p>
          </table:table-cell>
          <table:table-cell office:value-type="float" office:value="3515.3" calcext:value-type="float">
            <text:p>3515.3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7]; &quot;-SF-&quot;; [.C57]; &quot;-&quot;; [.D57])" office:value-type="string" office:string-value="tpch-SF-10-vectorised" calcext:value-type="string">
            <text:p>tpch-SF-10-vectorised</text:p>
          </table:table-cell>
          <table:table-cell office:value-type="float" office:value="868.2" calcext:value-type="float">
            <text:p>868.2</text:p>
          </table:table-cell>
          <table:table-cell office:value-type="float" office:value="36.7" calcext:value-type="float">
            <text:p>36.7</text:p>
          </table:table-cell>
          <table:table-cell office:value-type="float" office:value="29.7" calcext:value-type="float">
            <text:p>29.7</text:p>
          </table:table-cell>
          <table:table-cell office:value-type="float" office:value="2999.7" calcext:value-type="float">
            <text:p>2999.7</text:p>
          </table:table-cell>
          <table:table-cell table:formula="of:=[.M57]-SUM([.H57:.K57])" office:value-type="float" office:value="415.800000000001" calcext:value-type="float">
            <text:p>415.8</text:p>
          </table:table-cell>
          <table:table-cell office:value-type="float" office:value="4350.1" calcext:value-type="float">
            <text:p>4350.1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8]; &quot;-SF-&quot;; [.C58]; &quot;-&quot;; [.D58])" office:value-type="string" office:string-value="tpch-SF-1-non-vectorised" calcext:value-type="string">
            <text:p>tpch-SF-1-non-vectorised</text:p>
          </table:table-cell>
          <table:table-cell office:value-type="float" office:value="922.1" calcext:value-type="float">
            <text:p>922.1</text:p>
          </table:table-cell>
          <table:table-cell office:value-type="float" office:value="41.7" calcext:value-type="float">
            <text:p>41.7</text:p>
          </table:table-cell>
          <table:table-cell office:value-type="float" office:value="36" calcext:value-type="float">
            <text:p>36</text:p>
          </table:table-cell>
          <table:table-cell office:value-type="float" office:value="242.8" calcext:value-type="float">
            <text:p>242.8</text:p>
          </table:table-cell>
          <table:table-cell table:formula="of:=[.M58]-SUM([.H58:.K58])" office:value-type="float" office:value="422.3" calcext:value-type="float">
            <text:p>422.3</text:p>
          </table:table-cell>
          <table:table-cell office:value-type="float" office:value="1664.9" calcext:value-type="float">
            <text:p>1664.9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9]; &quot;-SF-&quot;; [.C59]; &quot;-&quot;; [.D59])" office:value-type="string" office:string-value="tpch-SF-1-vectorised" calcext:value-type="string">
            <text:p>tpch-SF-1-vectorised</text:p>
          </table:table-cell>
          <table:table-cell office:value-type="float" office:value="927.1" calcext:value-type="float">
            <text:p>927.1</text:p>
          </table:table-cell>
          <table:table-cell office:value-type="float" office:value="43.2" calcext:value-type="float">
            <text:p>43.2</text:p>
          </table:table-cell>
          <table:table-cell office:value-type="float" office:value="43.3" calcext:value-type="float">
            <text:p>43.3</text:p>
          </table:table-cell>
          <table:table-cell office:value-type="float" office:value="311.7" calcext:value-type="float">
            <text:p>311.7</text:p>
          </table:table-cell>
          <table:table-cell table:formula="of:=[.M59]-SUM([.H59:.K59])" office:value-type="float" office:value="422.6" calcext:value-type="float">
            <text:p>422.6</text:p>
          </table:table-cell>
          <table:table-cell office:value-type="float" office:value="1747.9" calcext:value-type="float">
            <text:p>1747.9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0]; &quot;-SF-&quot;; [.C60]; &quot;-&quot;; [.D60])" office:value-type="string" office:string-value="tpch-SF-10-non-vectorised" calcext:value-type="string">
            <text:p>tpch-SF-10-non-vectorised</text:p>
          </table:table-cell>
          <table:table-cell office:value-type="float" office:value="928.1" calcext:value-type="float">
            <text:p>928.1</text:p>
          </table:table-cell>
          <table:table-cell office:value-type="float" office:value="41.1" calcext:value-type="float">
            <text:p>41.1</text:p>
          </table:table-cell>
          <table:table-cell office:value-type="float" office:value="35.7" calcext:value-type="float">
            <text:p>35.7</text:p>
          </table:table-cell>
          <table:table-cell office:value-type="float" office:value="2103.6" calcext:value-type="float">
            <text:p>2103.6</text:p>
          </table:table-cell>
          <table:table-cell table:formula="of:=[.M60]-SUM([.H60:.K60])" office:value-type="float" office:value="410" calcext:value-type="float">
            <text:p>410.0</text:p>
          </table:table-cell>
          <table:table-cell office:value-type="float" office:value="3518.5" calcext:value-type="float">
            <text:p>3518.5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1]; &quot;-SF-&quot;; [.C61]; &quot;-&quot;; [.D61])" office:value-type="string" office:string-value="tpch-SF-10-vectorised" calcext:value-type="string">
            <text:p>tpch-SF-10-vectorised</text:p>
          </table:table-cell>
          <table:table-cell office:value-type="float" office:value="914.5" calcext:value-type="float">
            <text:p>914.5</text:p>
          </table:table-cell>
          <table:table-cell office:value-type="float" office:value="44.5" calcext:value-type="float">
            <text:p>44.5</text:p>
          </table:table-cell>
          <table:table-cell office:value-type="float" office:value="45.2" calcext:value-type="float">
            <text:p>45.2</text:p>
          </table:table-cell>
          <table:table-cell office:value-type="float" office:value="2069.9" calcext:value-type="float">
            <text:p>2069.9</text:p>
          </table:table-cell>
          <table:table-cell table:formula="of:=[.M61]-SUM([.H61:.K61])" office:value-type="float" office:value="417.2" calcext:value-type="float">
            <text:p>417.2</text:p>
          </table:table-cell>
          <table:table-cell office:value-type="float" office:value="3491.3" calcext:value-type="float">
            <text:p>3491.3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2]; &quot;-SF-&quot;; [.C62]; &quot;-&quot;; [.D62])" office:value-type="string" office:string-value="tpch-SF-1-non-vectorised" calcext:value-type="string">
            <text:p>tpch-SF-1-non-vectorised</text:p>
          </table:table-cell>
          <table:table-cell office:value-type="float" office:value="866.6" calcext:value-type="float">
            <text:p>866.6</text:p>
          </table:table-cell>
          <table:table-cell office:value-type="float" office:value="32.6" calcext:value-type="float">
            <text:p>32.6</text:p>
          </table:table-cell>
          <table:table-cell office:value-type="float" office:value="11.1" calcext:value-type="float">
            <text:p>11.1</text:p>
          </table:table-cell>
          <table:table-cell office:value-type="float" office:value="101.6" calcext:value-type="float">
            <text:p>101.6</text:p>
          </table:table-cell>
          <table:table-cell table:formula="of:=[.M62]-SUM([.H62:.K62])" office:value-type="float" office:value="428.5" calcext:value-type="float">
            <text:p>428.5</text:p>
          </table:table-cell>
          <table:table-cell office:value-type="float" office:value="1440.4" calcext:value-type="float">
            <text:p>1440.4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3]; &quot;-SF-&quot;; [.C63]; &quot;-&quot;; [.D63])" office:value-type="string" office:string-value="tpch-SF-1-vectorised" calcext:value-type="string">
            <text:p>tpch-SF-1-vectorised</text:p>
          </table:table-cell>
          <table:table-cell office:value-type="float" office:value="876.5" calcext:value-type="float">
            <text:p>876.5</text:p>
          </table:table-cell>
          <table:table-cell office:value-type="float" office:value="33.8" calcext:value-type="float">
            <text:p>33.8</text:p>
          </table:table-cell>
          <table:table-cell office:value-type="float" office:value="13.1" calcext:value-type="float">
            <text:p>13.1</text:p>
          </table:table-cell>
          <table:table-cell office:value-type="float" office:value="107.2" calcext:value-type="float">
            <text:p>107.2</text:p>
          </table:table-cell>
          <table:table-cell table:formula="of:=[.M63]-SUM([.H63:.K63])" office:value-type="float" office:value="428.7" calcext:value-type="float">
            <text:p>428.7</text:p>
          </table:table-cell>
          <table:table-cell office:value-type="float" office:value="1459.3" calcext:value-type="float">
            <text:p>1459.3</text:p>
          </table:table-cell>
          <table:table-cell>
            <draw:frame draw:z-index="1" draw:style-name="gr1" draw:text-style-name="P1" svg:width="53.842cm" svg:height="26.973cm" svg:x="2.252cm" svg:y="0.001cm">
  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L1:main_method_benchmark_R440.L1 main_method_benchmark_R440.L2:main_method_benchmark_R440.L6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4]; &quot;-SF-&quot;; [.C64]; &quot;-&quot;; [.D64])" office:value-type="string" office:string-value="tpch-SF-10-non-vectorised" calcext:value-type="string">
            <text:p>tpch-SF-10-non-vectorised</text:p>
          </table:table-cell>
          <table:table-cell office:value-type="float" office:value="866.5" calcext:value-type="float">
            <text:p>866.5</text:p>
          </table:table-cell>
          <table:table-cell office:value-type="float" office:value="32.8" calcext:value-type="float">
            <text:p>32.8</text:p>
          </table:table-cell>
          <table:table-cell office:value-type="float" office:value="10" calcext:value-type="float">
            <text:p>10</text:p>
          </table:table-cell>
          <table:table-cell office:value-type="float" office:value="479.3" calcext:value-type="float">
            <text:p>479.3</text:p>
          </table:table-cell>
          <table:table-cell table:formula="of:=[.M64]-SUM([.H64:.K64])" office:value-type="float" office:value="509.9" calcext:value-type="float">
            <text:p>509.9</text:p>
          </table:table-cell>
          <table:table-cell office:value-type="float" office:value="1898.5" calcext:value-type="float">
            <text:p>1898.5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5]; &quot;-SF-&quot;; [.C65]; &quot;-&quot;; [.D65])" office:value-type="string" office:string-value="tpch-SF-10-vectorised" calcext:value-type="string">
            <text:p>tpch-SF-10-vectorised</text:p>
          </table:table-cell>
          <table:table-cell office:value-type="float" office:value="877.9" calcext:value-type="float">
            <text:p>877.9</text:p>
          </table:table-cell>
          <table:table-cell office:value-type="float" office:value="33.5" calcext:value-type="float">
            <text:p>33.5</text:p>
          </table:table-cell>
          <table:table-cell office:value-type="float" office:value="12.9" calcext:value-type="float">
            <text:p>12.9</text:p>
          </table:table-cell>
          <table:table-cell office:value-type="float" office:value="477.2" calcext:value-type="float">
            <text:p>477.2</text:p>
          </table:table-cell>
          <table:table-cell table:formula="of:=[.M65]-SUM([.H65:.K65])" office:value-type="float" office:value="468.8" calcext:value-type="float">
            <text:p>468.8</text:p>
          </table:table-cell>
          <table:table-cell office:value-type="float" office:value="1870.3" calcext:value-type="float">
            <text:p>1870.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6]; &quot;-SF-&quot;; [.C66]; &quot;-&quot;; [.D66])" office:value-type="string" office:string-value="tpch-SF-1-non-vectorised" calcext:value-type="string">
            <text:p>tpch-SF-1-non-vectorised</text:p>
          </table:table-cell>
          <table:table-cell office:value-type="float" office:value="894.9" calcext:value-type="float">
            <text:p>894.9</text:p>
          </table:table-cell>
          <table:table-cell office:value-type="float" office:value="43.5" calcext:value-type="float">
            <text:p>43.5</text:p>
          </table:table-cell>
          <table:table-cell office:value-type="float" office:value="55.3" calcext:value-type="float">
            <text:p>55.3</text:p>
          </table:table-cell>
          <table:table-cell office:value-type="float" office:value="568.3" calcext:value-type="float">
            <text:p>568.3</text:p>
          </table:table-cell>
          <table:table-cell table:formula="of:=[.M66]-SUM([.H66:.K66])" office:value-type="float" office:value="424.7" calcext:value-type="float">
            <text:p>424.7</text:p>
          </table:table-cell>
          <table:table-cell office:value-type="float" office:value="1986.7" calcext:value-type="float">
            <text:p>1986.7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7]; &quot;-SF-&quot;; [.C67]; &quot;-&quot;; [.D67])" office:value-type="string" office:string-value="tpch-SF-1-vectorised" calcext:value-type="string">
            <text:p>tpch-SF-1-vectorised</text:p>
          </table:table-cell>
          <table:table-cell office:value-type="float" office:value="892.9" calcext:value-type="float">
            <text:p>892.9</text:p>
          </table:table-cell>
          <table:table-cell office:value-type="float" office:value="44.2" calcext:value-type="float">
            <text:p>44.2</text:p>
          </table:table-cell>
          <table:table-cell office:value-type="float" office:value="65.4" calcext:value-type="float">
            <text:p>65.4</text:p>
          </table:table-cell>
          <table:table-cell office:value-type="float" office:value="573.4" calcext:value-type="float">
            <text:p>573.4</text:p>
          </table:table-cell>
          <table:table-cell table:formula="of:=[.M67]-SUM([.H67:.K67])" office:value-type="float" office:value="422.4" calcext:value-type="float">
            <text:p>422.4</text:p>
          </table:table-cell>
          <table:table-cell office:value-type="float" office:value="1998.3" calcext:value-type="float">
            <text:p>1998.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8]; &quot;-SF-&quot;; [.C68]; &quot;-&quot;; [.D68])" office:value-type="string" office:string-value="tpch-SF-10-non-vectorised" calcext:value-type="string">
            <text:p>tpch-SF-10-non-vectorised</text:p>
          </table:table-cell>
          <table:table-cell office:value-type="float" office:value="901.9" calcext:value-type="float">
            <text:p>901.9</text:p>
          </table:table-cell>
          <table:table-cell office:value-type="float" office:value="44.6" calcext:value-type="float">
            <text:p>44.6</text:p>
          </table:table-cell>
          <table:table-cell office:value-type="float" office:value="56.4" calcext:value-type="float">
            <text:p>56.4</text:p>
          </table:table-cell>
          <table:table-cell office:value-type="float" office:value="5743.6" calcext:value-type="float">
            <text:p>5743.6</text:p>
          </table:table-cell>
          <table:table-cell table:formula="of:=[.M68]-SUM([.H68:.K68])" office:value-type="float" office:value="483" calcext:value-type="float">
            <text:p>483.0</text:p>
          </table:table-cell>
          <table:table-cell office:value-type="float" office:value="7229.5" calcext:value-type="float">
            <text:p>7229.5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9]; &quot;-SF-&quot;; [.C69]; &quot;-&quot;; [.D69])" office:value-type="string" office:string-value="tpch-SF-10-vectorised" calcext:value-type="string">
            <text:p>tpch-SF-10-vectorised</text:p>
          </table:table-cell>
          <table:table-cell office:value-type="float" office:value="901.7" calcext:value-type="float">
            <text:p>901.7</text:p>
          </table:table-cell>
          <table:table-cell office:value-type="float" office:value="45.3" calcext:value-type="float">
            <text:p>45.3</text:p>
          </table:table-cell>
          <table:table-cell office:value-type="float" office:value="66" calcext:value-type="float">
            <text:p>66</text:p>
          </table:table-cell>
          <table:table-cell office:value-type="float" office:value="5086.1" calcext:value-type="float">
            <text:p>5086.1</text:p>
          </table:table-cell>
          <table:table-cell table:formula="of:=[.M69]-SUM([.H69:.K69])" office:value-type="float" office:value="439.299999999999" calcext:value-type="float">
            <text:p>439.3</text:p>
          </table:table-cell>
          <table:table-cell office:value-type="float" office:value="6538.4" calcext:value-type="float">
            <text:p>6538.4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head compared to total running-time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lanning-Time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mpilation</text:p>
          </table:table-cell>
          <table:table-cell/>
          <table:table-cell table:style-name="Default" office:value-type="string" calcext:value-type="string">
            <text:p>Remaining Over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74]; &quot;-SF-&quot;; [.C74]; &quot;-&quot;; [.D74])" office:value-type="string" office:string-value="tpch-SF-1-non-vectorised" calcext:value-type="string">
            <text:p>tpch-SF-1-non-vectorised</text:p>
          </table:table-cell>
          <table:table-cell table:style-name="ce4" table:formula="of:=[.H54]/[.M54]" office:value-type="float" office:value="0.53308779132955" calcext:value-type="float">
            <text:p>0.533</text:p>
          </table:table-cell>
          <table:table-cell table:style-name="ce4" table:formula="of:=[.I54]/[.M54]" office:value-type="float" office:value="0.0220384011592803" calcext:value-type="float">
            <text:p>0.022</text:p>
          </table:table-cell>
          <table:table-cell table:style-name="ce4" table:formula="of:=[.J54]/[.M54]" office:value-type="float" office:value="0.0158797246709335" calcext:value-type="float">
            <text:p>0.016</text:p>
          </table:table-cell>
          <table:table-cell/>
          <table:table-cell table:style-name="ce4" table:formula="of:=[.L54]/[.M54]" office:value-type="float" office:value="0.262770196836131" calcext:value-type="float">
            <text:p>0.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75]; &quot;-SF-&quot;; [.C75]; &quot;-&quot;; [.D75])" office:value-type="string" office:string-value="tpch-SF-1-vectorised" calcext:value-type="string">
            <text:p>tpch-SF-1-vectorised</text:p>
          </table:table-cell>
          <table:table-cell table:style-name="ce4" table:formula="of:=[.H55]/[.M55]" office:value-type="float" office:value="0.49599953951534" calcext:value-type="float">
            <text:p>0.496</text:p>
          </table:table-cell>
          <table:table-cell table:style-name="ce4" table:formula="of:=[.I55]/[.M55]" office:value-type="float" office:value="0.0214700972773844" calcext:value-type="float">
            <text:p>0.021</text:p>
          </table:table-cell>
          <table:table-cell table:style-name="ce4" table:formula="of:=[.J55]/[.M55]" office:value-type="float" office:value="0.0183042652391642" calcext:value-type="float">
            <text:p>0.018</text:p>
          </table:table-cell>
          <table:table-cell/>
          <table:table-cell table:style-name="ce4" table:formula="of:=[.L55]/[.M55]" office:value-type="float" office:value="0.239854947332067" calcext:value-type="float">
            <text:p>0.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76]; &quot;-SF-&quot;; [.C76]; &quot;-&quot;; [.D76])" office:value-type="string" office:string-value="tpch-SF-10-non-vectorised" calcext:value-type="string">
            <text:p>tpch-SF-10-non-vectorised</text:p>
          </table:table-cell>
          <table:table-cell table:style-name="ce4" table:formula="of:=[.H56]/[.M56]" office:value-type="float" office:value="0.25098853582909" calcext:value-type="float">
            <text:p>0.251</text:p>
          </table:table-cell>
          <table:table-cell table:style-name="ce4" table:formula="of:=[.I56]/[.M56]" office:value-type="float" office:value="0.0106960999061247" calcext:value-type="float">
            <text:p>0.011</text:p>
          </table:table-cell>
          <table:table-cell table:style-name="ce4" table:formula="of:=[.J56]/[.M56]" office:value-type="float" office:value="0.00722555685147783" calcext:value-type="float">
            <text:p>0.007</text:p>
          </table:table-cell>
          <table:table-cell/>
          <table:table-cell table:style-name="ce4" table:formula="of:=[.L56]/[.M56]" office:value-type="float" office:value="0.115011521065059" calcext:value-type="float">
            <text:p>0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77]; &quot;-SF-&quot;; [.C77]; &quot;-&quot;; [.D77])" office:value-type="string" office:string-value="tpch-SF-10-vectorised" calcext:value-type="string">
            <text:p>tpch-SF-10-vectorised</text:p>
          </table:table-cell>
          <table:table-cell table:style-name="ce4" table:formula="of:=[.H57]/[.M57]" office:value-type="float" office:value="0.199581618813361" calcext:value-type="float">
            <text:p>0.200</text:p>
          </table:table-cell>
          <table:table-cell table:style-name="ce4" table:formula="of:=[.I57]/[.M57]" office:value-type="float" office:value="0.00843658766465139" calcext:value-type="float">
            <text:p>0.008</text:p>
          </table:table-cell>
          <table:table-cell table:style-name="ce4" table:formula="of:=[.J57]/[.M57]" office:value-type="float" office:value="0.0068274292544999" calcext:value-type="float">
            <text:p>0.007</text:p>
          </table:table-cell>
          <table:table-cell/>
          <table:table-cell table:style-name="ce4" table:formula="of:=[.L57]/[.M57]" office:value-type="float" office:value="0.0955840095629987" calcext:value-type="float">
            <text:p>0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78]; &quot;-SF-&quot;; [.C78]; &quot;-&quot;; [.D78])" office:value-type="string" office:string-value="tpch-SF-1-non-vectorised" calcext:value-type="string">
            <text:p>tpch-SF-1-non-vectorised</text:p>
          </table:table-cell>
          <table:table-cell table:style-name="ce4" table:formula="of:=[.H58]/[.M58]" office:value-type="float" office:value="0.553847077902577" calcext:value-type="float">
            <text:p>0.554</text:p>
          </table:table-cell>
          <table:table-cell table:style-name="ce4" table:formula="of:=[.I58]/[.M58]" office:value-type="float" office:value="0.0250465493423028" calcext:value-type="float">
            <text:p>0.025</text:p>
          </table:table-cell>
          <table:table-cell table:style-name="ce4" table:formula="of:=[.J58]/[.M58]" office:value-type="float" office:value="0.0216229202955132" calcext:value-type="float">
            <text:p>0.022</text:p>
          </table:table-cell>
          <table:table-cell/>
          <table:table-cell table:style-name="ce4" table:formula="of:=[.L58]/[.M58]" office:value-type="float" office:value="0.253648867799868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79]; &quot;-SF-&quot;; [.C79]; &quot;-&quot;; [.D79])" office:value-type="string" office:string-value="tpch-SF-1-vectorised" calcext:value-type="string">
            <text:p>tpch-SF-1-vectorised</text:p>
          </table:table-cell>
          <table:table-cell table:style-name="ce4" table:formula="of:=[.H59]/[.M59]" office:value-type="float" office:value="0.530407918073116" calcext:value-type="float">
            <text:p>0.530</text:p>
          </table:table-cell>
          <table:table-cell table:style-name="ce4" table:formula="of:=[.I59]/[.M59]" office:value-type="float" office:value="0.0247153727329939" calcext:value-type="float">
            <text:p>0.025</text:p>
          </table:table-cell>
          <table:table-cell table:style-name="ce4" table:formula="of:=[.J59]/[.M59]" office:value-type="float" office:value="0.0247725842439499" calcext:value-type="float">
            <text:p>0.025</text:p>
          </table:table-cell>
          <table:table-cell/>
          <table:table-cell table:style-name="ce4" table:formula="of:=[.L59]/[.M59]" office:value-type="float" office:value="0.241775845300074" calcext:value-type="float">
            <text:p>0.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80]; &quot;-SF-&quot;; [.C80]; &quot;-&quot;; [.D80])" office:value-type="string" office:string-value="tpch-SF-10-non-vectorised" calcext:value-type="string">
            <text:p>tpch-SF-10-non-vectorised</text:p>
          </table:table-cell>
          <table:table-cell table:style-name="ce4" table:formula="of:=[.H60]/[.M60]" office:value-type="float" office:value="0.26377717777462" calcext:value-type="float">
            <text:p>0.264</text:p>
          </table:table-cell>
          <table:table-cell table:style-name="ce4" table:formula="of:=[.I60]/[.M60]" office:value-type="float" office:value="0.0116811141111269" calcext:value-type="float">
            <text:p>0.012</text:p>
          </table:table-cell>
          <table:table-cell table:style-name="ce4" table:formula="of:=[.J60]/[.M60]" office:value-type="float" office:value="0.0101463691914168" calcext:value-type="float">
            <text:p>0.010</text:p>
          </table:table-cell>
          <table:table-cell/>
          <table:table-cell table:style-name="ce4" table:formula="of:=[.L60]/[.M60]" office:value-type="float" office:value="0.1165269290891" calcext:value-type="float">
            <text:p>0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81]; &quot;-SF-&quot;; [.C81]; &quot;-&quot;; [.D81])" office:value-type="string" office:string-value="tpch-SF-10-vectorised" calcext:value-type="string">
            <text:p>tpch-SF-10-vectorised</text:p>
          </table:table-cell>
          <table:table-cell table:style-name="ce4" table:formula="of:=[.H61]/[.M61]" office:value-type="float" office:value="0.261936814367141" calcext:value-type="float">
            <text:p>0.262</text:p>
          </table:table-cell>
          <table:table-cell table:style-name="ce4" table:formula="of:=[.I61]/[.M61]" office:value-type="float" office:value="0.0127459685503967" calcext:value-type="float">
            <text:p>0.013</text:p>
          </table:table-cell>
          <table:table-cell table:style-name="ce4" table:formula="of:=[.J61]/[.M61]" office:value-type="float" office:value="0.0129464669320883" calcext:value-type="float">
            <text:p>0.013</text:p>
          </table:table-cell>
          <table:table-cell/>
          <table:table-cell table:style-name="ce4" table:formula="of:=[.L61]/[.M61]" office:value-type="float" office:value="0.119497035488214" calcext:value-type="float">
            <text:p>0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2]; &quot;-SF-&quot;; [.C82]; &quot;-&quot;; [.D82])" office:value-type="string" office:string-value="tpch-SF-1-non-vectorised" calcext:value-type="string">
            <text:p>tpch-SF-1-non-vectorised</text:p>
          </table:table-cell>
          <table:table-cell table:style-name="ce4" table:formula="of:=[.H62]/[.M62]" office:value-type="float" office:value="0.601638433768398" calcext:value-type="float">
            <text:p>0.602</text:p>
          </table:table-cell>
          <table:table-cell table:style-name="ce4" table:formula="of:=[.I62]/[.M62]" office:value-type="float" office:value="0.0226326020549847" calcext:value-type="float">
            <text:p>0.023</text:p>
          </table:table-cell>
          <table:table-cell table:style-name="ce4" table:formula="of:=[.J62]/[.M62]" office:value-type="float" office:value="0.00770619272424327" calcext:value-type="float">
            <text:p>0.008</text:p>
          </table:table-cell>
          <table:table-cell/>
          <table:table-cell table:style-name="ce4" table:formula="of:=[.L62]/[.M62]" office:value-type="float" office:value="0.297486809219661" calcext:value-type="float">
            <text:p>0.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3]; &quot;-SF-&quot;; [.C83]; &quot;-&quot;; [.D83])" office:value-type="string" office:string-value="tpch-SF-1-vectorised" calcext:value-type="string">
            <text:p>tpch-SF-1-vectorised</text:p>
          </table:table-cell>
          <table:table-cell table:style-name="ce4" table:formula="of:=[.H63]/[.M63]" office:value-type="float" office:value="0.600630439251696" calcext:value-type="float">
            <text:p>0.601</text:p>
          </table:table-cell>
          <table:table-cell table:style-name="ce4" table:formula="of:=[.I63]/[.M63]" office:value-type="float" office:value="0.0231617898992668" calcext:value-type="float">
            <text:p>0.023</text:p>
          </table:table-cell>
          <table:table-cell table:style-name="ce4" table:formula="of:=[.J63]/[.M63]" office:value-type="float" office:value="0.00897690673610635" calcext:value-type="float">
            <text:p>0.009</text:p>
          </table:table-cell>
          <table:table-cell/>
          <table:table-cell table:style-name="ce4" table:formula="of:=[.L63]/[.M63]" office:value-type="float" office:value="0.293770986089221" calcext:value-type="float">
            <text:p>0.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4]; &quot;-SF-&quot;; [.C84]; &quot;-&quot;; [.D84])" office:value-type="string" office:string-value="tpch-SF-10-non-vectorised" calcext:value-type="string">
            <text:p>tpch-SF-10-non-vectorised</text:p>
          </table:table-cell>
          <table:table-cell table:style-name="ce4" table:formula="of:=[.H64]/[.M64]" office:value-type="float" office:value="0.456412957598104" calcext:value-type="float">
            <text:p>0.456</text:p>
          </table:table-cell>
          <table:table-cell table:style-name="ce4" table:formula="of:=[.I64]/[.M64]" office:value-type="float" office:value="0.0172767974716882" calcext:value-type="float">
            <text:p>0.017</text:p>
          </table:table-cell>
          <table:table-cell table:style-name="ce4" table:formula="of:=[.J64]/[.M64]" office:value-type="float" office:value="0.00526731630234396" calcext:value-type="float">
            <text:p>0.005</text:p>
          </table:table-cell>
          <table:table-cell/>
          <table:table-cell table:style-name="ce4" table:formula="of:=[.L64]/[.M64]" office:value-type="float" office:value="0.268580458256518" calcext:value-type="float">
            <text:p>0.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5]; &quot;-SF-&quot;; [.C85]; &quot;-&quot;; [.D85])" office:value-type="string" office:string-value="tpch-SF-10-vectorised" calcext:value-type="string">
            <text:p>tpch-SF-10-vectorised</text:p>
          </table:table-cell>
          <table:table-cell table:style-name="ce4" table:formula="of:=[.H65]/[.M65]" office:value-type="float" office:value="0.469389937443191" calcext:value-type="float">
            <text:p>0.469</text:p>
          </table:table-cell>
          <table:table-cell table:style-name="ce4" table:formula="of:=[.I65]/[.M65]" office:value-type="float" office:value="0.0179115649895739" calcext:value-type="float">
            <text:p>0.018</text:p>
          </table:table-cell>
          <table:table-cell table:style-name="ce4" table:formula="of:=[.J65]/[.M65]" office:value-type="float" office:value="0.00689728920494038" calcext:value-type="float">
            <text:p>0.007</text:p>
          </table:table-cell>
          <table:table-cell/>
          <table:table-cell table:style-name="ce4" table:formula="of:=[.L65]/[.M65]" office:value-type="float" office:value="0.250654975137678" calcext:value-type="float">
            <text:p>0.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86]; &quot;-SF-&quot;; [.C86]; &quot;-&quot;; [.D86])" office:value-type="string" office:string-value="tpch-SF-1-non-vectorised" calcext:value-type="string">
            <text:p>tpch-SF-1-non-vectorised</text:p>
          </table:table-cell>
          <table:table-cell table:style-name="ce4" table:formula="of:=[.H66]/[.M66]" office:value-type="float" office:value="0.450445462324458" calcext:value-type="float">
            <text:p>0.450</text:p>
          </table:table-cell>
          <table:table-cell table:style-name="ce4" table:formula="of:=[.I66]/[.M66]" office:value-type="float" office:value="0.0218956057784265" calcext:value-type="float">
            <text:p>0.022</text:p>
          </table:table-cell>
          <table:table-cell table:style-name="ce4" table:formula="of:=[.J66]/[.M66]" office:value-type="float" office:value="0.0278351034378618" calcext:value-type="float">
            <text:p>0.028</text:p>
          </table:table-cell>
          <table:table-cell/>
          <table:table-cell table:style-name="ce4" table:formula="of:=[.L66]/[.M66]" office:value-type="float" office:value="0.213771581013741" calcext:value-type="float">
            <text:p>0.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87]; &quot;-SF-&quot;; [.C87]; &quot;-&quot;; [.D87])" office:value-type="string" office:string-value="tpch-SF-1-vectorised" calcext:value-type="string">
            <text:p>tpch-SF-1-vectorised</text:p>
          </table:table-cell>
          <table:table-cell table:style-name="ce4" table:formula="of:=[.H67]/[.M67]" office:value-type="float" office:value="0.446829805334534" calcext:value-type="float">
            <text:p>0.447</text:p>
          </table:table-cell>
          <table:table-cell table:style-name="ce4" table:formula="of:=[.I67]/[.M67]" office:value-type="float" office:value="0.0221188009808337" calcext:value-type="float">
            <text:p>0.022</text:p>
          </table:table-cell>
          <table:table-cell table:style-name="ce4" table:formula="of:=[.J67]/[.M67]" office:value-type="float" office:value="0.032727818645849" calcext:value-type="float">
            <text:p>0.033</text:p>
          </table:table-cell>
          <table:table-cell/>
          <table:table-cell table:style-name="ce4" table:formula="of:=[.L67]/[.M67]" office:value-type="float" office:value="0.211379672721814" calcext:value-type="float">
            <text:p>0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88]; &quot;-SF-&quot;; [.C88]; &quot;-&quot;; [.D88])" office:value-type="string" office:string-value="tpch-SF-10-non-vectorised" calcext:value-type="string">
            <text:p>tpch-SF-10-non-vectorised</text:p>
          </table:table-cell>
          <table:table-cell table:style-name="ce4" table:formula="of:=[.H68]/[.M68]" office:value-type="float" office:value="0.124752749152777" calcext:value-type="float">
            <text:p>0.125</text:p>
          </table:table-cell>
          <table:table-cell table:style-name="ce4" table:formula="of:=[.I68]/[.M68]" office:value-type="float" office:value="0.00616916799225396" calcext:value-type="float">
            <text:p>0.006</text:p>
          </table:table-cell>
          <table:table-cell table:style-name="ce4" table:formula="of:=[.J68]/[.M68]" office:value-type="float" office:value="0.0078013693893077" calcext:value-type="float">
            <text:p>0.008</text:p>
          </table:table-cell>
          <table:table-cell/>
          <table:table-cell table:style-name="ce4" table:formula="of:=[.L68]/[.M68]" office:value-type="float" office:value="0.0668095995573691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89]; &quot;-SF-&quot;; [.C89]; &quot;-&quot;; [.D89])" office:value-type="string" office:string-value="tpch-SF-10-vectorised" calcext:value-type="string">
            <text:p>tpch-SF-10-vectorised</text:p>
          </table:table-cell>
          <table:table-cell table:style-name="ce4" table:formula="of:=[.H69]/[.M69]" office:value-type="float" office:value="0.137908356784534" calcext:value-type="float">
            <text:p>0.138</text:p>
          </table:table-cell>
          <table:table-cell table:style-name="ce4" table:formula="of:=[.I69]/[.M69]" office:value-type="float" office:value="0.00692830050165178" calcext:value-type="float">
            <text:p>0.007</text:p>
          </table:table-cell>
          <table:table-cell table:style-name="ce4" table:formula="of:=[.J69]/[.M69]" office:value-type="float" office:value="0.0100942126514132" calcext:value-type="float">
            <text:p>0.010</text:p>
          </table:table-cell>
          <table:table-cell/>
          <table:table-cell table:style-name="ce4" table:formula="of:=[.L69]/[.M69]" office:value-type="float" office:value="0.0671876911782698" calcext:value-type="float">
            <text:p>0.06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head compared to execution-time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2]; &quot;-SF-&quot;; [.C92]; &quot;-&quot;; [.D92])" office:value-type="string" office:string-value="tpch-SF-1-non-vectorised" calcext:value-type="string">
            <text:p>tpch-SF-1-non-vectorised</text:p>
          </table:table-cell>
          <table:table-cell table:style-name="ce4" table:formula="of:=[.H54]/[.K54]" office:value-type="float" office:value="3.20704685797312" calcext:value-type="float">
            <text:p>3.207</text:p>
          </table:table-cell>
          <table:table-cell table:style-name="ce4" table:formula="of:=[.I54]/[.K54]" office:value-type="float" office:value="0.132582637123138" calcext:value-type="float">
            <text:p>0.133</text:p>
          </table:table-cell>
          <table:table-cell table:style-name="ce4" table:formula="of:=[.J54]/[.K54]" office:value-type="float" office:value="0.0955321467490011" calcext:value-type="float">
            <text:p>0.096</text:p>
          </table:table-cell>
          <table:table-cell table:style-name="ce4"/>
          <table:table-cell table:style-name="ce4" table:formula="of:=[.L54]/[.K54]" office:value-type="float" office:value="1.58082092262986" calcext:value-type="float">
            <text:p>1.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3]; &quot;-SF-&quot;; [.C93]; &quot;-&quot;; [.D93])" office:value-type="string" office:string-value="tpch-SF-1-vectorised" calcext:value-type="string">
            <text:p>tpch-SF-1-vectorised</text:p>
          </table:table-cell>
          <table:table-cell table:style-name="ce4" table:formula="of:=[.H55]/[.K55]" office:value-type="float" office:value="2.21062083119549" calcext:value-type="float">
            <text:p>2.211</text:p>
          </table:table-cell>
          <table:table-cell table:style-name="ce4" table:formula="of:=[.I55]/[.K55]" office:value-type="float" office:value="0.0956900974858902" calcext:value-type="float">
            <text:p>0.096</text:p>
          </table:table-cell>
          <table:table-cell table:style-name="ce4" table:formula="of:=[.J55]/[.K55]" office:value-type="float" office:value="0.0815802975885069" calcext:value-type="float">
            <text:p>0.082</text:p>
          </table:table-cell>
          <table:table-cell table:style-name="ce4"/>
          <table:table-cell table:style-name="ce4" table:formula="of:=[.L55]/[.K55]" office:value-type="float" office:value="1.06900974858902" calcext:value-type="float">
            <text:p>1.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4]; &quot;-SF-&quot;; [.C94]; &quot;-&quot;; [.D94])" office:value-type="string" office:string-value="tpch-SF-10-non-vectorised" calcext:value-type="string">
            <text:p>tpch-SF-10-non-vectorised</text:p>
          </table:table-cell>
          <table:table-cell table:style-name="ce4" table:formula="of:=[.H56]/[.K56]" office:value-type="float" office:value="0.407397146419172" calcext:value-type="float">
            <text:p>0.407</text:p>
          </table:table-cell>
          <table:table-cell table:style-name="ce4" table:formula="of:=[.I56]/[.K56]" office:value-type="float" office:value="0.0173615920949347" calcext:value-type="float">
            <text:p>0.017</text:p>
          </table:table-cell>
          <table:table-cell table:style-name="ce4" table:formula="of:=[.J56]/[.K56]" office:value-type="float" office:value="0.0117283095534931" calcext:value-type="float">
            <text:p>0.012</text:p>
          </table:table-cell>
          <table:table-cell table:style-name="ce4"/>
          <table:table-cell table:style-name="ce4" table:formula="of:=[.L56]/[.K56]" office:value-type="float" office:value="0.186683289467609" calcext:value-type="float">
            <text:p>0.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5]; &quot;-SF-&quot;; [.C95]; &quot;-&quot;; [.D95])" office:value-type="string" office:string-value="tpch-SF-10-vectorised" calcext:value-type="string">
            <text:p>tpch-SF-10-vectorised</text:p>
          </table:table-cell>
          <table:table-cell table:style-name="ce4" table:formula="of:=[.H57]/[.K57]" office:value-type="float" office:value="0.289428942894289" calcext:value-type="float">
            <text:p>0.289</text:p>
          </table:table-cell>
          <table:table-cell table:style-name="ce4" table:formula="of:=[.I57]/[.K57]" office:value-type="float" office:value="0.0122345567890122" calcext:value-type="float">
            <text:p>0.012</text:p>
          </table:table-cell>
          <table:table-cell table:style-name="ce4" table:formula="of:=[.J57]/[.K57]" office:value-type="float" office:value="0.0099009900990099" calcext:value-type="float">
            <text:p>0.010</text:p>
          </table:table-cell>
          <table:table-cell table:style-name="ce4"/>
          <table:table-cell table:style-name="ce4" table:formula="of:=[.L57]/[.K57]" office:value-type="float" office:value="0.138613861386139" calcext:value-type="float">
            <text:p>0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6]; &quot;-SF-&quot;; [.C96]; &quot;-&quot;; [.D96])" office:value-type="string" office:string-value="tpch-SF-1-non-vectorised" calcext:value-type="string">
            <text:p>tpch-SF-1-non-vectorised</text:p>
          </table:table-cell>
          <table:table-cell table:style-name="ce4" table:formula="of:=[.H58]/[.K58]" office:value-type="float" office:value="3.79777594728171" calcext:value-type="float">
            <text:p>3.798</text:p>
          </table:table-cell>
          <table:table-cell table:style-name="ce4" table:formula="of:=[.I58]/[.K58]" office:value-type="float" office:value="0.17174629324547" calcext:value-type="float">
            <text:p>0.172</text:p>
          </table:table-cell>
          <table:table-cell table:style-name="ce4" table:formula="of:=[.J58]/[.K58]" office:value-type="float" office:value="0.14827018121911" calcext:value-type="float">
            <text:p>0.148</text:p>
          </table:table-cell>
          <table:table-cell table:style-name="ce4"/>
          <table:table-cell table:style-name="ce4" table:formula="of:=[.L58]/[.K58]" office:value-type="float" office:value="1.73929159802306" calcext:value-type="float">
            <text:p>1.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7]; &quot;-SF-&quot;; [.C97]; &quot;-&quot;; [.D97])" office:value-type="string" office:string-value="tpch-SF-1-vectorised" calcext:value-type="string">
            <text:p>tpch-SF-1-vectorised</text:p>
          </table:table-cell>
          <table:table-cell table:style-name="ce4" table:formula="of:=[.H59]/[.K59]" office:value-type="float" office:value="2.97433429579724" calcext:value-type="float">
            <text:p>2.974</text:p>
          </table:table-cell>
          <table:table-cell table:style-name="ce4" table:formula="of:=[.I59]/[.K59]" office:value-type="float" office:value="0.138594802694899" calcext:value-type="float">
            <text:p>0.139</text:p>
          </table:table-cell>
          <table:table-cell table:style-name="ce4" table:formula="of:=[.J59]/[.K59]" office:value-type="float" office:value="0.138915623997433" calcext:value-type="float">
            <text:p>0.139</text:p>
          </table:table-cell>
          <table:table-cell table:style-name="ce4"/>
          <table:table-cell table:style-name="ce4" table:formula="of:=[.L59]/[.K59]" office:value-type="float" office:value="1.35579082451075" calcext:value-type="float">
            <text:p>1.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8]; &quot;-SF-&quot;; [.C98]; &quot;-&quot;; [.D98])" office:value-type="string" office:string-value="tpch-SF-10-non-vectorised" calcext:value-type="string">
            <text:p>tpch-SF-10-non-vectorised</text:p>
          </table:table-cell>
          <table:table-cell table:style-name="ce4" table:formula="of:=[.H60]/[.K60]" office:value-type="float" office:value="0.441196044875452" calcext:value-type="float">
            <text:p>0.441</text:p>
          </table:table-cell>
          <table:table-cell table:style-name="ce4" table:formula="of:=[.I60]/[.K60]" office:value-type="float" office:value="0.0195379349686252" calcext:value-type="float">
            <text:p>0.020</text:p>
          </table:table-cell>
          <table:table-cell table:style-name="ce4" table:formula="of:=[.J60]/[.K60]" office:value-type="float" office:value="0.0169709070165431" calcext:value-type="float">
            <text:p>0.017</text:p>
          </table:table-cell>
          <table:table-cell table:style-name="ce4"/>
          <table:table-cell table:style-name="ce4" table:formula="of:=[.L60]/[.K60]" office:value-type="float" office:value="0.19490397413957" calcext:value-type="float">
            <text:p>0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99]; &quot;-SF-&quot;; [.C99]; &quot;-&quot;; [.D99])" office:value-type="string" office:string-value="tpch-SF-10-vectorised" calcext:value-type="string">
            <text:p>tpch-SF-10-vectorised</text:p>
          </table:table-cell>
          <table:table-cell table:style-name="ce4" table:formula="of:=[.H61]/[.K61]" office:value-type="float" office:value="0.441808783032997" calcext:value-type="float">
            <text:p>0.442</text:p>
          </table:table-cell>
          <table:table-cell table:style-name="ce4" table:formula="of:=[.I61]/[.K61]" office:value-type="float" office:value="0.0214986231218899" calcext:value-type="float">
            <text:p>0.021</text:p>
          </table:table-cell>
          <table:table-cell table:style-name="ce4" table:formula="of:=[.J61]/[.K61]" office:value-type="float" office:value="0.0218368037103242" calcext:value-type="float">
            <text:p>0.022</text:p>
          </table:table-cell>
          <table:table-cell table:style-name="ce4"/>
          <table:table-cell table:style-name="ce4" table:formula="of:=[.L61]/[.K61]" office:value-type="float" office:value="0.201555630706797" calcext:value-type="float">
            <text:p>0.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0]; &quot;-SF-&quot;; [.C100]; &quot;-&quot;; [.D100])" office:value-type="string" office:string-value="tpch-SF-1-non-vectorised" calcext:value-type="string">
            <text:p>tpch-SF-1-non-vectorised</text:p>
          </table:table-cell>
          <table:table-cell table:style-name="ce4" table:formula="of:=[.H62]/[.K62]" office:value-type="float" office:value="8.52952755905512" calcext:value-type="float">
            <text:p>8.530</text:p>
          </table:table-cell>
          <table:table-cell table:style-name="ce4" table:formula="of:=[.I62]/[.K62]" office:value-type="float" office:value="0.320866141732284" calcext:value-type="float">
            <text:p>0.321</text:p>
          </table:table-cell>
          <table:table-cell table:style-name="ce4" table:formula="of:=[.J62]/[.K62]" office:value-type="float" office:value="0.109251968503937" calcext:value-type="float">
            <text:p>0.109</text:p>
          </table:table-cell>
          <table:table-cell table:style-name="ce4"/>
          <table:table-cell table:style-name="ce4" table:formula="of:=[.L62]/[.K62]" office:value-type="float" office:value="4.21751968503937" calcext:value-type="float">
            <text:p>4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1]; &quot;-SF-&quot;; [.C101]; &quot;-&quot;; [.D101])" office:value-type="string" office:string-value="tpch-SF-1-vectorised" calcext:value-type="string">
            <text:p>tpch-SF-1-vectorised</text:p>
          </table:table-cell>
          <table:table-cell table:style-name="ce4" table:formula="of:=[.H63]/[.K63]" office:value-type="float" office:value="8.17630597014925" calcext:value-type="float">
            <text:p>8.176</text:p>
          </table:table-cell>
          <table:table-cell table:style-name="ce4" table:formula="of:=[.I63]/[.K63]" office:value-type="float" office:value="0.315298507462687" calcext:value-type="float">
            <text:p>0.315</text:p>
          </table:table-cell>
          <table:table-cell table:style-name="ce4" table:formula="of:=[.J63]/[.K63]" office:value-type="float" office:value="0.122201492537313" calcext:value-type="float">
            <text:p>0.122</text:p>
          </table:table-cell>
          <table:table-cell table:style-name="ce4"/>
          <table:table-cell table:style-name="ce4" table:formula="of:=[.L63]/[.K63]" office:value-type="float" office:value="3.9990671641791" calcext:value-type="float">
            <text:p>3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2]; &quot;-SF-&quot;; [.C102]; &quot;-&quot;; [.D102])" office:value-type="string" office:string-value="tpch-SF-10-non-vectorised" calcext:value-type="string">
            <text:p>tpch-SF-10-non-vectorised</text:p>
          </table:table-cell>
          <table:table-cell table:style-name="ce4" table:formula="of:=[.H64]/[.K64]" office:value-type="float" office:value="1.80784477362821" calcext:value-type="float">
            <text:p>1.808</text:p>
          </table:table-cell>
          <table:table-cell table:style-name="ce4" table:formula="of:=[.I64]/[.K64]" office:value-type="float" office:value="0.0684331316503234" calcext:value-type="float">
            <text:p>0.068</text:p>
          </table:table-cell>
          <table:table-cell table:style-name="ce4" table:formula="of:=[.J64]/[.K64]" office:value-type="float" office:value="0.0208637596494888" calcext:value-type="float">
            <text:p>0.021</text:p>
          </table:table-cell>
          <table:table-cell table:style-name="ce4"/>
          <table:table-cell table:style-name="ce4" table:formula="of:=[.L64]/[.K64]" office:value-type="float" office:value="1.06384310452744" calcext:value-type="float">
            <text:p>1.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3]; &quot;-SF-&quot;; [.C103]; &quot;-&quot;; [.D103])" office:value-type="string" office:string-value="tpch-SF-10-vectorised" calcext:value-type="string">
            <text:p>tpch-SF-10-vectorised</text:p>
          </table:table-cell>
          <table:table-cell table:style-name="ce4" table:formula="of:=[.H65]/[.K65]" office:value-type="float" office:value="1.8396898575021" calcext:value-type="float">
            <text:p>1.840</text:p>
          </table:table-cell>
          <table:table-cell table:style-name="ce4" table:formula="of:=[.I65]/[.K65]" office:value-type="float" office:value="0.0702011735121542" calcext:value-type="float">
            <text:p>0.070</text:p>
          </table:table-cell>
          <table:table-cell table:style-name="ce4" table:formula="of:=[.J65]/[.K65]" office:value-type="float" office:value="0.0270326906957251" calcext:value-type="float">
            <text:p>0.027</text:p>
          </table:table-cell>
          <table:table-cell table:style-name="ce4"/>
          <table:table-cell table:style-name="ce4" table:formula="of:=[.L65]/[.K65]" office:value-type="float" office:value="0.982397317686505" calcext:value-type="float">
            <text:p>0.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104]; &quot;-SF-&quot;; [.C104]; &quot;-&quot;; [.D104])" office:value-type="string" office:string-value="tpch-SF-1-non-vectorised" calcext:value-type="string">
            <text:p>tpch-SF-1-non-vectorised</text:p>
          </table:table-cell>
          <table:table-cell table:style-name="ce4" table:formula="of:=[.H66]/[.K66]" office:value-type="float" office:value="1.57469646313567" calcext:value-type="float">
            <text:p>1.575</text:p>
          </table:table-cell>
          <table:table-cell table:style-name="ce4" table:formula="of:=[.I66]/[.K66]" office:value-type="float" office:value="0.076544078831603" calcext:value-type="float">
            <text:p>0.077</text:p>
          </table:table-cell>
          <table:table-cell table:style-name="ce4" table:formula="of:=[.J66]/[.K66]" office:value-type="float" office:value="0.0973077599859229" calcext:value-type="float">
            <text:p>0.097</text:p>
          </table:table-cell>
          <table:table-cell table:style-name="ce4"/>
          <table:table-cell table:style-name="ce4" table:formula="of:=[.L66]/[.K66]" office:value-type="float" office:value="0.747316558155904" calcext:value-type="float">
            <text:p>0.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105]; &quot;-SF-&quot;; [.C105]; &quot;-&quot;; [.D105])" office:value-type="string" office:string-value="tpch-SF-1-vectorised" calcext:value-type="string">
            <text:p>tpch-SF-1-vectorised</text:p>
          </table:table-cell>
          <table:table-cell table:style-name="ce4" table:formula="of:=[.H67]/[.K67]" office:value-type="float" office:value="1.55720265085455" calcext:value-type="float">
            <text:p>1.557</text:p>
          </table:table-cell>
          <table:table-cell table:style-name="ce4" table:formula="of:=[.I67]/[.K67]" office:value-type="float" office:value="0.0770840599930241" calcext:value-type="float">
            <text:p>0.077</text:p>
          </table:table-cell>
          <table:table-cell table:style-name="ce4" table:formula="of:=[.J67]/[.K67]" office:value-type="float" office:value="0.114056505057551" calcext:value-type="float">
            <text:p>0.114</text:p>
          </table:table-cell>
          <table:table-cell table:style-name="ce4"/>
          <table:table-cell table:style-name="ce4" table:formula="of:=[.L67]/[.K67]" office:value-type="float" office:value="0.73665852807813" calcext:value-type="float">
            <text:p>0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106]; &quot;-SF-&quot;; [.C106]; &quot;-&quot;; [.D106])" office:value-type="string" office:string-value="tpch-SF-10-non-vectorised" calcext:value-type="string">
            <text:p>tpch-SF-10-non-vectorised</text:p>
          </table:table-cell>
          <table:table-cell table:style-name="ce4" table:formula="of:=[.H68]/[.K68]" office:value-type="float" office:value="0.157026951737586" calcext:value-type="float">
            <text:p>0.157</text:p>
          </table:table-cell>
          <table:table-cell table:style-name="ce4" table:formula="of:=[.I68]/[.K68]" office:value-type="float" office:value="0.00776516470506303" calcext:value-type="float">
            <text:p>0.008</text:p>
          </table:table-cell>
          <table:table-cell table:style-name="ce4" table:formula="of:=[.J68]/[.K68]" office:value-type="float" office:value="0.00981962532209764" calcext:value-type="float">
            <text:p>0.010</text:p>
          </table:table-cell>
          <table:table-cell table:style-name="ce4"/>
          <table:table-cell table:style-name="ce4" table:formula="of:=[.L68]/[.K68]" office:value-type="float" office:value="0.0840935998328574" calcext:value-type="float">
            <text:p>0.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107]; &quot;-SF-&quot;; [.C107]; &quot;-&quot;; [.D107])" office:value-type="string" office:string-value="tpch-SF-10-vectorised" calcext:value-type="string">
            <text:p>tpch-SF-10-vectorised</text:p>
          </table:table-cell>
          <table:table-cell table:style-name="ce4" table:formula="of:=[.H69]/[.K69]" office:value-type="float" office:value="0.177287115864808" calcext:value-type="float">
            <text:p>0.177</text:p>
          </table:table-cell>
          <table:table-cell table:style-name="ce4" table:formula="of:=[.I69]/[.K69]" office:value-type="float" office:value="0.00890662786811113" calcext:value-type="float">
            <text:p>0.009</text:p>
          </table:table-cell>
          <table:table-cell table:style-name="ce4" table:formula="of:=[.J69]/[.K69]" office:value-type="float" office:value="0.0129765439138043" calcext:value-type="float">
            <text:p>0.013</text:p>
          </table:table-cell>
          <table:table-cell table:style-name="ce4"/>
          <table:table-cell table:style-name="ce4" table:formula="of:=[.L69]/[.K69]" office:value-type="float" office:value="0.0863726627474881" calcext:value-type="float">
            <text:p>0.0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1:26:33.163489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3:00:55.279777782</dc:date>
    <meta:editing-duration>PT1H50M22S</meta:editing-duration>
    <meta:editing-cycles>9</meta:editing-cycles>
    <meta:generator>LibreOffice/7.6.1.2$Linux_X86_64 LibreOffice_project/60$Build-2</meta:generator>
    <meta:document-statistic meta:table-count="1" meta:cell-count="1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192cm" style:legend-expansion="high" chart:style-name="ch3"/>
        <chart:plot-area chart:style-name="ch4" table:cell-range-address="main_method_benchmark_R440.G1:main_method_benchmark_R440.L69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K2:main_method_benchmark_R440.K69" chart:label-cell-address="main_method_benchmark_R440.K1:main_method_benchmark_R440.K1" chart:class="chart:bar">
            <chart:data-point chart:repeated="68"/>
          </chart:series>
          <chart:series chart:style-name="ch12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Execution-Time</text:p>
                <draw:g>
                  <svg:desc>main_method_benchmark_R440.K1:main_method_benchmark_R440.K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849">
                <text:p>849</text:p>
                <draw:g>
                  <svg:desc>main_method_benchmark_R440.H2:main_method_benchmark_R440.H69</svg:desc>
                </draw:g>
              </table:table-cell>
              <table:table-cell office:value-type="float" office:value="32">
                <text:p>32</text:p>
                <draw:g>
                  <svg:desc>main_method_benchmark_R440.I2:main_method_benchmark_R440.I69</svg:desc>
                </draw:g>
              </table:table-cell>
              <table:table-cell office:value-type="float" office:value="8.6">
                <text:p>8.6</text:p>
                <draw:g>
                  <svg:desc>main_method_benchmark_R440.J2:main_method_benchmark_R440.J69</svg:desc>
                </draw:g>
              </table:table-cell>
              <table:table-cell office:value-type="float" office:value="153.9">
                <text:p>153.9</text:p>
                <draw:g>
                  <svg:desc>main_method_benchmark_R440.K2:main_method_benchmark_R440.K69</svg:desc>
                </draw:g>
              </table:table-cell>
              <table:table-cell office:value-type="float" office:value="416.1">
                <text:p>416.1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829.9">
                <text:p>829.9</text:p>
              </table:table-cell>
              <table:table-cell office:value-type="float" office:value="32">
                <text:p>32</text:p>
              </table:table-cell>
              <table:table-cell office:value-type="float" office:value="7.7">
                <text:p>7.7</text:p>
              </table:table-cell>
              <table:table-cell office:value-type="float" office:value="143.9">
                <text:p>143.9</text:p>
              </table:table-cell>
              <table:table-cell office:value-type="float" office:value="411.8">
                <text:p>411.8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846.8">
                <text:p>846.8</text:p>
              </table:table-cell>
              <table:table-cell office:value-type="float" office:value="33.8">
                <text:p>33.8</text:p>
              </table:table-cell>
              <table:table-cell office:value-type="float" office:value="7.8">
                <text:p>7.8</text:p>
              </table:table-cell>
              <table:table-cell office:value-type="float" office:value="858">
                <text:p>858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842.6">
                <text:p>842.6</text:p>
              </table:table-cell>
              <table:table-cell office:value-type="float" office:value="33.6">
                <text:p>33.6</text:p>
              </table:table-cell>
              <table:table-cell office:value-type="float" office:value="7.6">
                <text:p>7.6</text:p>
              </table:table-cell>
              <table:table-cell office:value-type="float" office:value="617">
                <text:p>61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853.3">
                <text:p>853.3</text:p>
              </table:table-cell>
              <table:table-cell office:value-type="float" office:value="35.6">
                <text:p>35.6</text:p>
              </table:table-cell>
              <table:table-cell office:value-type="float" office:value="7.6">
                <text:p>7.6</text:p>
              </table:table-cell>
              <table:table-cell office:value-type="float" office:value="1523.9">
                <text:p>1523.9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831.4">
                <text:p>831.4</text:p>
              </table:table-cell>
              <table:table-cell office:value-type="float" office:value="35.5">
                <text:p>35.5</text:p>
              </table:table-cell>
              <table:table-cell office:value-type="float" office:value="7.6">
                <text:p>7.6</text:p>
              </table:table-cell>
              <table:table-cell office:value-type="float" office:value="1077.3">
                <text:p>1077.3</text:p>
              </table:table-cell>
              <table:table-cell office:value-type="float" office:value="403.3">
                <text:p>403.3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836.3">
                <text:p>836.3</text:p>
              </table:table-cell>
              <table:table-cell office:value-type="float" office:value="31.8">
                <text:p>31.8</text:p>
              </table:table-cell>
              <table:table-cell office:value-type="float" office:value="8">
                <text:p>8</text:p>
              </table:table-cell>
              <table:table-cell office:value-type="float" office:value="153.2">
                <text:p>153.2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835.8">
                <text:p>835.8</text:p>
              </table:table-cell>
              <table:table-cell office:value-type="float" office:value="32.6">
                <text:p>32.6</text:p>
              </table:table-cell>
              <table:table-cell office:value-type="float" office:value="8">
                <text:p>8</text:p>
              </table:table-cell>
              <table:table-cell office:value-type="float" office:value="142.6">
                <text:p>142.6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831.3">
                <text:p>831.3</text:p>
              </table:table-cell>
              <table:table-cell office:value-type="float" office:value="33.8">
                <text:p>33.8</text:p>
              </table:table-cell>
              <table:table-cell office:value-type="float" office:value="7.7">
                <text:p>7.7</text:p>
              </table:table-cell>
              <table:table-cell office:value-type="float" office:value="1010.9">
                <text:p>1010.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838.1">
                <text:p>838.1</text:p>
              </table:table-cell>
              <table:table-cell office:value-type="float" office:value="33.9">
                <text:p>33.9</text:p>
              </table:table-cell>
              <table:table-cell office:value-type="float" office:value="8">
                <text:p>8</text:p>
              </table:table-cell>
              <table:table-cell office:value-type="float" office:value="655">
                <text:p>655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839.3">
                <text:p>839.3</text:p>
              </table:table-cell>
              <table:table-cell office:value-type="float" office:value="35.8">
                <text:p>35.8</text:p>
              </table:table-cell>
              <table:table-cell office:value-type="float" office:value="7.8">
                <text:p>7.8</text:p>
              </table:table-cell>
              <table:table-cell office:value-type="float" office:value="1722.2">
                <text:p>1722.2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834.4">
                <text:p>834.4</text:p>
              </table:table-cell>
              <table:table-cell office:value-type="float" office:value="35.8">
                <text:p>35.8</text:p>
              </table:table-cell>
              <table:table-cell office:value-type="float" office:value="7.7">
                <text:p>7.7</text:p>
              </table:table-cell>
              <table:table-cell office:value-type="float" office:value="1197.9">
                <text:p>1197.9</text:p>
              </table:table-cell>
              <table:table-cell office:value-type="float" office:value="404.8">
                <text:p>404.8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835.9">
                <text:p>835.9</text:p>
              </table:table-cell>
              <table:table-cell office:value-type="float" office:value="31.7">
                <text:p>31.7</text:p>
              </table:table-cell>
              <table:table-cell office:value-type="float" office:value="7.8">
                <text:p>7.8</text:p>
              </table:table-cell>
              <table:table-cell office:value-type="float" office:value="161.2">
                <text:p>161.2</text:p>
              </table:table-cell>
              <table:table-cell office:value-type="float" office:value="427.2">
                <text:p>427.2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833.4">
                <text:p>833.4</text:p>
              </table:table-cell>
              <table:table-cell office:value-type="float" office:value="31.9">
                <text:p>31.9</text:p>
              </table:table-cell>
              <table:table-cell office:value-type="float" office:value="7.8">
                <text:p>7.8</text:p>
              </table:table-cell>
              <table:table-cell office:value-type="float" office:value="155.3">
                <text:p>155.3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855.9">
                <text:p>855.9</text:p>
              </table:table-cell>
              <table:table-cell office:value-type="float" office:value="34.3">
                <text:p>34.3</text:p>
              </table:table-cell>
              <table:table-cell office:value-type="float" office:value="8.1">
                <text:p>8.1</text:p>
              </table:table-cell>
              <table:table-cell office:value-type="float" office:value="1153.4">
                <text:p>1153.4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849.2">
                <text:p>849.2</text:p>
              </table:table-cell>
              <table:table-cell office:value-type="float" office:value="33.8">
                <text:p>33.8</text:p>
              </table:table-cell>
              <table:table-cell office:value-type="float" office:value="7.5">
                <text:p>7.5</text:p>
              </table:table-cell>
              <table:table-cell office:value-type="float" office:value="930.5">
                <text:p>930.5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837.5">
                <text:p>837.5</text:p>
              </table:table-cell>
              <table:table-cell office:value-type="float" office:value="35.4">
                <text:p>35.4</text:p>
              </table:table-cell>
              <table:table-cell office:value-type="float" office:value="7.5">
                <text:p>7.5</text:p>
              </table:table-cell>
              <table:table-cell office:value-type="float" office:value="2048.2">
                <text:p>2048.2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833.1">
                <text:p>833.1</text:p>
              </table:table-cell>
              <table:table-cell office:value-type="float" office:value="35.3">
                <text:p>35.3</text:p>
              </table:table-cell>
              <table:table-cell office:value-type="float" office:value="7.5">
                <text:p>7.5</text:p>
              </table:table-cell>
              <table:table-cell office:value-type="float" office:value="1768.5">
                <text:p>1768.5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830">
                <text:p>830</text:p>
              </table:table-cell>
              <table:table-cell office:value-type="float" office:value="33.7">
                <text:p>33.7</text:p>
              </table:table-cell>
              <table:table-cell office:value-type="float" office:value="17.2">
                <text:p>17.2</text:p>
              </table:table-cell>
              <table:table-cell office:value-type="float" office:value="224.1">
                <text:p>224.1</text:p>
              </table:table-cell>
              <table:table-cell office:value-type="float" office:value="424.6">
                <text:p>424.6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832.7">
                <text:p>832.7</text:p>
              </table:table-cell>
              <table:table-cell office:value-type="float" office:value="33.4">
                <text:p>33.4</text:p>
              </table:table-cell>
              <table:table-cell office:value-type="float" office:value="18.5">
                <text:p>18.5</text:p>
              </table:table-cell>
              <table:table-cell office:value-type="float" office:value="234.2">
                <text:p>234.2</text:p>
              </table:table-cell>
              <table:table-cell office:value-type="float" office:value="425.8">
                <text:p>425.8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846.4">
                <text:p>846.4</text:p>
              </table:table-cell>
              <table:table-cell office:value-type="float" office:value="36.2">
                <text:p>36.2</text:p>
              </table:table-cell>
              <table:table-cell office:value-type="float" office:value="16.9">
                <text:p>16.9</text:p>
              </table:table-cell>
              <table:table-cell office:value-type="float" office:value="1775.9">
                <text:p>1775.9</text:p>
              </table:table-cell>
              <table:table-cell office:value-type="float" office:value="410.7">
                <text:p>410.7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841.3">
                <text:p>841.3</text:p>
              </table:table-cell>
              <table:table-cell office:value-type="float" office:value="35.7">
                <text:p>35.7</text:p>
              </table:table-cell>
              <table:table-cell office:value-type="float" office:value="18.8">
                <text:p>18.8</text:p>
              </table:table-cell>
              <table:table-cell office:value-type="float" office:value="1745.3">
                <text:p>1745.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844.8">
                <text:p>844.8</text:p>
              </table:table-cell>
              <table:table-cell office:value-type="float" office:value="38">
                <text:p>38</text:p>
              </table:table-cell>
              <table:table-cell office:value-type="float" office:value="17.8">
                <text:p>17.8</text:p>
              </table:table-cell>
              <table:table-cell office:value-type="float" office:value="3420.5">
                <text:p>3420.5</text:p>
              </table:table-cell>
              <table:table-cell office:value-type="float" office:value="401.299999999999">
                <text:p>401.299999999999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842.8">
                <text:p>842.8</text:p>
              </table:table-cell>
              <table:table-cell office:value-type="float" office:value="37.7">
                <text:p>37.7</text:p>
              </table:table-cell>
              <table:table-cell office:value-type="float" office:value="18.8">
                <text:p>18.8</text:p>
              </table:table-cell>
              <table:table-cell office:value-type="float" office:value="3408.9">
                <text:p>3408.9</text:p>
              </table:table-cell>
              <table:table-cell office:value-type="float" office:value="406.900000000001">
                <text:p>406.900000000001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836.1">
                <text:p>836.1</text:p>
              </table:table-cell>
              <table:table-cell office:value-type="float" office:value="34">
                <text:p>34</text:p>
              </table:table-cell>
              <table:table-cell office:value-type="float" office:value="17.4">
                <text:p>17.4</text:p>
              </table:table-cell>
              <table:table-cell office:value-type="float" office:value="425.5">
                <text:p>425.5</text:p>
              </table:table-cell>
              <table:table-cell office:value-type="float" office:value="412.8">
                <text:p>412.8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839.2">
                <text:p>839.2</text:p>
              </table:table-cell>
              <table:table-cell office:value-type="float" office:value="33.7">
                <text:p>33.7</text:p>
              </table:table-cell>
              <table:table-cell office:value-type="float" office:value="18.8">
                <text:p>18.8</text:p>
              </table:table-cell>
              <table:table-cell office:value-type="float" office:value="481">
                <text:p>481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844.4">
                <text:p>844.4</text:p>
              </table:table-cell>
              <table:table-cell office:value-type="float" office:value="35.9">
                <text:p>35.9</text:p>
              </table:table-cell>
              <table:table-cell office:value-type="float" office:value="17.2">
                <text:p>17.2</text:p>
              </table:table-cell>
              <table:table-cell office:value-type="float" office:value="3723.1">
                <text:p>3723.1</text:p>
              </table:table-cell>
              <table:table-cell office:value-type="float" office:value="409.4">
                <text:p>409.4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841.8">
                <text:p>841.8</text:p>
              </table:table-cell>
              <table:table-cell office:value-type="float" office:value="36.1">
                <text:p>36.1</text:p>
              </table:table-cell>
              <table:table-cell office:value-type="float" office:value="19.3">
                <text:p>19.3</text:p>
              </table:table-cell>
              <table:table-cell office:value-type="float" office:value="4209.5">
                <text:p>4209.5</text:p>
              </table:table-cell>
              <table:table-cell office:value-type="float" office:value="405.6">
                <text:p>405.6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847.4">
                <text:p>847.4</text:p>
              </table:table-cell>
              <table:table-cell office:value-type="float" office:value="38">
                <text:p>38</text:p>
              </table:table-cell>
              <table:table-cell office:value-type="float" office:value="17.6">
                <text:p>17.6</text:p>
              </table:table-cell>
              <table:table-cell office:value-type="float" office:value="9099.9">
                <text:p>9099.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844.2">
                <text:p>844.2</text:p>
              </table:table-cell>
              <table:table-cell office:value-type="float" office:value="38.1">
                <text:p>38.1</text:p>
              </table:table-cell>
              <table:table-cell office:value-type="float" office:value="19.2">
                <text:p>19.2</text:p>
              </table:table-cell>
              <table:table-cell office:value-type="float" office:value="9826">
                <text:p>9826</text:p>
              </table:table-cell>
              <table:table-cell office:value-type="float" office:value="406.200000000001">
                <text:p>406.200000000001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831.3">
                <text:p>831.3</text:p>
              </table:table-cell>
              <table:table-cell office:value-type="float" office:value="33.7">
                <text:p>33.7</text:p>
              </table:table-cell>
              <table:table-cell office:value-type="float" office:value="16.9">
                <text:p>16.9</text:p>
              </table:table-cell>
              <table:table-cell office:value-type="float" office:value="769.3">
                <text:p>769.3</text:p>
              </table:table-cell>
              <table:table-cell office:value-type="float" office:value="408.6">
                <text:p>408.6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825.4">
                <text:p>825.4</text:p>
              </table:table-cell>
              <table:table-cell office:value-type="float" office:value="33.8">
                <text:p>33.8</text:p>
              </table:table-cell>
              <table:table-cell office:value-type="float" office:value="19">
                <text:p>19</text:p>
              </table:table-cell>
              <table:table-cell office:value-type="float" office:value="750.9">
                <text:p>750.9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842.8">
                <text:p>842.8</text:p>
              </table:table-cell>
              <table:table-cell office:value-type="float" office:value="35.9">
                <text:p>35.9</text:p>
              </table:table-cell>
              <table:table-cell office:value-type="float" office:value="17.3">
                <text:p>17.3</text:p>
              </table:table-cell>
              <table:table-cell office:value-type="float" office:value="6929.2">
                <text:p>6929.2</text:p>
              </table:table-cell>
              <table:table-cell office:value-type="float" office:value="406.8">
                <text:p>406.8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839">
                <text:p>839</text:p>
              </table:table-cell>
              <table:table-cell office:value-type="float" office:value="36.5">
                <text:p>36.5</text:p>
              </table:table-cell>
              <table:table-cell office:value-type="float" office:value="19.6">
                <text:p>19.6</text:p>
              </table:table-cell>
              <table:table-cell office:value-type="float" office:value="6936.8">
                <text:p>6936.8</text:p>
              </table:table-cell>
              <table:table-cell office:value-type="float" office:value="403.899999999999">
                <text:p>403.899999999999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835.1">
                <text:p>835.1</text:p>
              </table:table-cell>
              <table:table-cell office:value-type="float" office:value="37.4">
                <text:p>37.4</text:p>
              </table:table-cell>
              <table:table-cell office:value-type="float" office:value="16.8">
                <text:p>16.8</text:p>
              </table:table-cell>
              <table:table-cell office:value-type="float" office:value="14049.9">
                <text:p>14049.9</text:p>
              </table:table-cell>
              <table:table-cell office:value-type="float" office:value="405.900000000001">
                <text:p>405.900000000001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841.4">
                <text:p>841.4</text:p>
              </table:table-cell>
              <table:table-cell office:value-type="float" office:value="38.1">
                <text:p>38.1</text:p>
              </table:table-cell>
              <table:table-cell office:value-type="float" office:value="19">
                <text:p>19</text:p>
              </table:table-cell>
              <table:table-cell office:value-type="float" office:value="13652.6">
                <text:p>13652.6</text:p>
              </table:table-cell>
              <table:table-cell office:value-type="float" office:value="403.699999999999">
                <text:p>403.699999999999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840.7">
                <text:p>840.7</text:p>
              </table:table-cell>
              <table:table-cell office:value-type="float" office:value="34.8">
                <text:p>34.8</text:p>
              </table:table-cell>
              <table:table-cell office:value-type="float" office:value="17.7">
                <text:p>17.7</text:p>
              </table:table-cell>
              <table:table-cell office:value-type="float" office:value="1096.1">
                <text:p>1096.1</text:p>
              </table:table-cell>
              <table:table-cell office:value-type="float" office:value="411.9">
                <text:p>411.9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835.3">
                <text:p>835.3</text:p>
              </table:table-cell>
              <table:table-cell office:value-type="float" office:value="34.3">
                <text:p>34.3</text:p>
              </table:table-cell>
              <table:table-cell office:value-type="float" office:value="20">
                <text:p>20</text:p>
              </table:table-cell>
              <table:table-cell office:value-type="float" office:value="1144.9">
                <text:p>1144.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831.5">
                <text:p>831.5</text:p>
              </table:table-cell>
              <table:table-cell office:value-type="float" office:value="36.3">
                <text:p>36.3</text:p>
              </table:table-cell>
              <table:table-cell office:value-type="float" office:value="17.2">
                <text:p>17.2</text:p>
              </table:table-cell>
              <table:table-cell office:value-type="float" office:value="9237">
                <text:p>9237</text:p>
              </table:table-cell>
              <table:table-cell office:value-type="float" office:value="405.200000000001">
                <text:p>405.200000000001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829.6">
                <text:p>829.6</text:p>
              </table:table-cell>
              <table:table-cell office:value-type="float" office:value="35.8">
                <text:p>35.8</text:p>
              </table:table-cell>
              <table:table-cell office:value-type="float" office:value="19.1">
                <text:p>19.1</text:p>
              </table:table-cell>
              <table:table-cell office:value-type="float" office:value="9652.2">
                <text:p>9652.2</text:p>
              </table:table-cell>
              <table:table-cell office:value-type="float" office:value="405.699999999999">
                <text:p>405.699999999999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860.1">
                <text:p>860.1</text:p>
              </table:table-cell>
              <table:table-cell office:value-type="float" office:value="38.5">
                <text:p>38.5</text:p>
              </table:table-cell>
              <table:table-cell office:value-type="float" office:value="17.1">
                <text:p>17.1</text:p>
              </table:table-cell>
              <table:table-cell office:value-type="float" office:value="18410">
                <text:p>18410</text:p>
              </table:table-cell>
              <table:table-cell office:value-type="float" office:value="409.599999999999">
                <text:p>409.599999999999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840">
                <text:p>840</text:p>
              </table:table-cell>
              <table:table-cell office:value-type="float" office:value="38.2">
                <text:p>38.2</text:p>
              </table:table-cell>
              <table:table-cell office:value-type="float" office:value="18.9">
                <text:p>18.9</text:p>
              </table:table-cell>
              <table:table-cell office:value-type="float" office:value="19004">
                <text:p>19004</text:p>
              </table:table-cell>
              <table:table-cell office:value-type="float" office:value="407.700000000001">
                <text:p>407.700000000001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837.8">
                <text:p>837.8</text:p>
              </table:table-cell>
              <table:table-cell office:value-type="float" office:value="33.8">
                <text:p>33.8</text:p>
              </table:table-cell>
              <table:table-cell office:value-type="float" office:value="17.3">
                <text:p>17.3</text:p>
              </table:table-cell>
              <table:table-cell office:value-type="float" office:value="2620.9">
                <text:p>2620.9</text:p>
              </table:table-cell>
              <table:table-cell office:value-type="float" office:value="411.1">
                <text:p>411.1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836">
                <text:p>836</text:p>
              </table:table-cell>
              <table:table-cell office:value-type="float" office:value="33.8">
                <text:p>33.8</text:p>
              </table:table-cell>
              <table:table-cell office:value-type="float" office:value="19">
                <text:p>19</text:p>
              </table:table-cell>
              <table:table-cell office:value-type="float" office:value="2867.7">
                <text:p>2867.7</text:p>
              </table:table-cell>
              <table:table-cell office:value-type="float" office:value="412.6">
                <text:p>412.6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846.8">
                <text:p>846.8</text:p>
              </table:table-cell>
              <table:table-cell office:value-type="float" office:value="36.3">
                <text:p>36.3</text:p>
              </table:table-cell>
              <table:table-cell office:value-type="float" office:value="17.5">
                <text:p>17.5</text:p>
              </table:table-cell>
              <table:table-cell office:value-type="float" office:value="24474.7">
                <text:p>24474.7</text:p>
              </table:table-cell>
              <table:table-cell office:value-type="float" office:value="414.100000000002">
                <text:p>414.100000000002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840.9">
                <text:p>840.9</text:p>
              </table:table-cell>
              <table:table-cell office:value-type="float" office:value="35.8">
                <text:p>35.8</text:p>
              </table:table-cell>
              <table:table-cell office:value-type="float" office:value="19.1">
                <text:p>19.1</text:p>
              </table:table-cell>
              <table:table-cell office:value-type="float" office:value="26584.7">
                <text:p>26584.7</text:p>
              </table:table-cell>
              <table:table-cell office:value-type="float" office:value="410.099999999999">
                <text:p>410.099999999999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842.7">
                <text:p>842.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48693">
                <text:p>48693</text:p>
              </table:table-cell>
              <table:table-cell office:value-type="float" office:value="409.800000000003">
                <text:p>409.800000000003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848.5">
                <text:p>848.5</text:p>
              </table:table-cell>
              <table:table-cell office:value-type="float" office:value="37.9">
                <text:p>37.9</text:p>
              </table:table-cell>
              <table:table-cell office:value-type="float" office:value="19.3">
                <text:p>19.3</text:p>
              </table:table-cell>
              <table:table-cell office:value-type="float" office:value="52688.6">
                <text:p>52688.6</text:p>
              </table:table-cell>
              <table:table-cell office:value-type="float" office:value="411.200000000004">
                <text:p>411.200000000004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815">
                <text:p>815</text:p>
              </table:table-cell>
              <table:table-cell office:value-type="float" office:value="51.6">
                <text:p>51.6</text:p>
              </table:table-cell>
              <table:table-cell office:value-type="float" office:value="24.6">
                <text:p>24.6</text:p>
              </table:table-cell>
              <table:table-cell office:value-type="float" office:value="2246.3">
                <text:p>2246.3</text:p>
              </table:table-cell>
              <table:table-cell office:value-type="float" office:value="431.2">
                <text:p>431.2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804.6">
                <text:p>804.6</text:p>
              </table:table-cell>
              <table:table-cell office:value-type="float" office:value="51.3">
                <text:p>51.3</text:p>
              </table:table-cell>
              <table:table-cell office:value-type="float" office:value="26.9">
                <text:p>26.9</text:p>
              </table:table-cell>
              <table:table-cell office:value-type="float" office:value="1899.7">
                <text:p>1899.7</text:p>
              </table:table-cell>
              <table:table-cell office:value-type="float" office:value="434.4">
                <text:p>434.4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821.2">
                <text:p>821.2</text:p>
              </table:table-cell>
              <table:table-cell office:value-type="float" office:value="54">
                <text:p>54</text:p>
              </table:table-cell>
              <table:table-cell office:value-type="float" office:value="25.5">
                <text:p>25.5</text:p>
              </table:table-cell>
              <table:table-cell office:value-type="float" office:value="26044.1">
                <text:p>26044.1</text:p>
              </table:table-cell>
              <table:table-cell office:value-type="float" office:value="510.799999999999">
                <text:p>510.799999999999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814.3">
                <text:p>814.3</text:p>
              </table:table-cell>
              <table:table-cell office:value-type="float" office:value="51.4">
                <text:p>51.4</text:p>
              </table:table-cell>
              <table:table-cell office:value-type="float" office:value="28.2">
                <text:p>28.2</text:p>
              </table:table-cell>
              <table:table-cell office:value-type="float" office:value="22447.1">
                <text:p>22447.1</text:p>
              </table:table-cell>
              <table:table-cell office:value-type="float" office:value="485.099999999999">
                <text:p>485.099999999999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882.9">
                <text:p>882.9</text:p>
              </table:table-cell>
              <table:table-cell office:value-type="float" office:value="36.5">
                <text:p>36.5</text:p>
              </table:table-cell>
              <table:table-cell office:value-type="float" office:value="26.3">
                <text:p>26.3</text:p>
              </table:table-cell>
              <table:table-cell office:value-type="float" office:value="275.3">
                <text:p>275.3</text:p>
              </table:table-cell>
              <table:table-cell office:value-type="float" office:value="435.2">
                <text:p>435.2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861.7">
                <text:p>861.7</text:p>
              </table:table-cell>
              <table:table-cell office:value-type="float" office:value="37.3">
                <text:p>37.3</text:p>
              </table:table-cell>
              <table:table-cell office:value-type="float" office:value="31.8">
                <text:p>31.8</text:p>
              </table:table-cell>
              <table:table-cell office:value-type="float" office:value="389.8">
                <text:p>389.8</text:p>
              </table:table-cell>
              <table:table-cell office:value-type="float" office:value="416.7">
                <text:p>416.7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882.3">
                <text:p>882.3</text:p>
              </table:table-cell>
              <table:table-cell office:value-type="float" office:value="37.6">
                <text:p>37.6</text:p>
              </table:table-cell>
              <table:table-cell office:value-type="float" office:value="25.4">
                <text:p>25.4</text:p>
              </table:table-cell>
              <table:table-cell office:value-type="float" office:value="2165.7">
                <text:p>2165.7</text:p>
              </table:table-cell>
              <table:table-cell office:value-type="float" office:value="404.3">
                <text:p>404.3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868.2">
                <text:p>868.2</text:p>
              </table:table-cell>
              <table:table-cell office:value-type="float" office:value="36.7">
                <text:p>36.7</text:p>
              </table:table-cell>
              <table:table-cell office:value-type="float" office:value="29.7">
                <text:p>29.7</text:p>
              </table:table-cell>
              <table:table-cell office:value-type="float" office:value="2999.7">
                <text:p>2999.7</text:p>
              </table:table-cell>
              <table:table-cell office:value-type="float" office:value="415.800000000001">
                <text:p>415.800000000001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922.1">
                <text:p>922.1</text:p>
              </table:table-cell>
              <table:table-cell office:value-type="float" office:value="41.7">
                <text:p>41.7</text:p>
              </table:table-cell>
              <table:table-cell office:value-type="float" office:value="36">
                <text:p>36</text:p>
              </table:table-cell>
              <table:table-cell office:value-type="float" office:value="242.8">
                <text:p>242.8</text:p>
              </table:table-cell>
              <table:table-cell office:value-type="float" office:value="422.3">
                <text:p>422.3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927.1">
                <text:p>927.1</text:p>
              </table:table-cell>
              <table:table-cell office:value-type="float" office:value="43.2">
                <text:p>43.2</text:p>
              </table:table-cell>
              <table:table-cell office:value-type="float" office:value="43.3">
                <text:p>43.3</text:p>
              </table:table-cell>
              <table:table-cell office:value-type="float" office:value="311.7">
                <text:p>311.7</text:p>
              </table:table-cell>
              <table:table-cell office:value-type="float" office:value="422.6">
                <text:p>422.6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928.1">
                <text:p>928.1</text:p>
              </table:table-cell>
              <table:table-cell office:value-type="float" office:value="41.1">
                <text:p>41.1</text:p>
              </table:table-cell>
              <table:table-cell office:value-type="float" office:value="35.7">
                <text:p>35.7</text:p>
              </table:table-cell>
              <table:table-cell office:value-type="float" office:value="2103.6">
                <text:p>2103.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914.5">
                <text:p>914.5</text:p>
              </table:table-cell>
              <table:table-cell office:value-type="float" office:value="44.5">
                <text:p>44.5</text:p>
              </table:table-cell>
              <table:table-cell office:value-type="float" office:value="45.2">
                <text:p>45.2</text:p>
              </table:table-cell>
              <table:table-cell office:value-type="float" office:value="2069.9">
                <text:p>2069.9</text:p>
              </table:table-cell>
              <table:table-cell office:value-type="float" office:value="417.2">
                <text:p>417.2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866.6">
                <text:p>866.6</text:p>
              </table:table-cell>
              <table:table-cell office:value-type="float" office:value="32.6">
                <text:p>32.6</text:p>
              </table:table-cell>
              <table:table-cell office:value-type="float" office:value="11.1">
                <text:p>11.1</text:p>
              </table:table-cell>
              <table:table-cell office:value-type="float" office:value="101.6">
                <text:p>101.6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876.5">
                <text:p>876.5</text:p>
              </table:table-cell>
              <table:table-cell office:value-type="float" office:value="33.8">
                <text:p>33.8</text:p>
              </table:table-cell>
              <table:table-cell office:value-type="float" office:value="13.1">
                <text:p>13.1</text:p>
              </table:table-cell>
              <table:table-cell office:value-type="float" office:value="107.2">
                <text:p>107.2</text:p>
              </table:table-cell>
              <table:table-cell office:value-type="float" office:value="428.7">
                <text:p>428.7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866.5">
                <text:p>866.5</text:p>
              </table:table-cell>
              <table:table-cell office:value-type="float" office:value="32.8">
                <text:p>32.8</text:p>
              </table:table-cell>
              <table:table-cell office:value-type="float" office:value="10">
                <text:p>10</text:p>
              </table:table-cell>
              <table:table-cell office:value-type="float" office:value="479.3">
                <text:p>479.3</text:p>
              </table:table-cell>
              <table:table-cell office:value-type="float" office:value="509.9">
                <text:p>509.9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877.9">
                <text:p>877.9</text:p>
              </table:table-cell>
              <table:table-cell office:value-type="float" office:value="33.5">
                <text:p>33.5</text:p>
              </table:table-cell>
              <table:table-cell office:value-type="float" office:value="12.9">
                <text:p>12.9</text:p>
              </table:table-cell>
              <table:table-cell office:value-type="float" office:value="477.2">
                <text:p>477.2</text:p>
              </table:table-cell>
              <table:table-cell office:value-type="float" office:value="468.8">
                <text:p>468.8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894.9">
                <text:p>894.9</text:p>
              </table:table-cell>
              <table:table-cell office:value-type="float" office:value="43.5">
                <text:p>43.5</text:p>
              </table:table-cell>
              <table:table-cell office:value-type="float" office:value="55.3">
                <text:p>55.3</text:p>
              </table:table-cell>
              <table:table-cell office:value-type="float" office:value="568.3">
                <text:p>568.3</text:p>
              </table:table-cell>
              <table:table-cell office:value-type="float" office:value="424.7">
                <text:p>424.7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892.9">
                <text:p>892.9</text:p>
              </table:table-cell>
              <table:table-cell office:value-type="float" office:value="44.2">
                <text:p>44.2</text:p>
              </table:table-cell>
              <table:table-cell office:value-type="float" office:value="65.4">
                <text:p>65.4</text:p>
              </table:table-cell>
              <table:table-cell office:value-type="float" office:value="573.4">
                <text:p>573.4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901.9">
                <text:p>901.9</text:p>
              </table:table-cell>
              <table:table-cell office:value-type="float" office:value="44.6">
                <text:p>44.6</text:p>
              </table:table-cell>
              <table:table-cell office:value-type="float" office:value="56.4">
                <text:p>56.4</text:p>
              </table:table-cell>
              <table:table-cell office:value-type="float" office:value="5743.6">
                <text:p>5743.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901.7">
                <text:p>901.7</text:p>
              </table:table-cell>
              <table:table-cell office:value-type="float" office:value="45.3">
                <text:p>45.3</text:p>
              </table:table-cell>
              <table:table-cell office:value-type="float" office:value="66">
                <text:p>66</text:p>
              </table:table-cell>
              <table:table-cell office:value-type="float" office:value="5086.1">
                <text:p>5086.1</text:p>
              </table:table-cell>
              <table:table-cell office:value-type="float" office:value="439.299999999999">
                <text:p>439.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441cm" style:legend-expansion="high" chart:style-name="ch3"/>
        <chart:plot-area chart:style-name="ch4" table:cell-range-address="main_method_benchmark_R440.G2:main_method_benchmark_R440.J69 main_method_benchmark_R440.G1:main_method_benchmark_R440.J1 main_method_benchmark_R440.L1:main_method_benchmark_R440.L69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849">
                <text:p>849</text:p>
                <draw:g>
                  <svg:desc>main_method_benchmark_R440.H2:main_method_benchmark_R440.H69</svg:desc>
                </draw:g>
              </table:table-cell>
              <table:table-cell office:value-type="float" office:value="32">
                <text:p>32</text:p>
                <draw:g>
                  <svg:desc>main_method_benchmark_R440.I2:main_method_benchmark_R440.I69</svg:desc>
                </draw:g>
              </table:table-cell>
              <table:table-cell office:value-type="float" office:value="8.6">
                <text:p>8.6</text:p>
                <draw:g>
                  <svg:desc>main_method_benchmark_R440.J2:main_method_benchmark_R440.J69</svg:desc>
                </draw:g>
              </table:table-cell>
              <table:table-cell office:value-type="float" office:value="416.1">
                <text:p>416.1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829.9">
                <text:p>829.9</text:p>
              </table:table-cell>
              <table:table-cell office:value-type="float" office:value="32">
                <text:p>32</text:p>
              </table:table-cell>
              <table:table-cell office:value-type="float" office:value="7.7">
                <text:p>7.7</text:p>
              </table:table-cell>
              <table:table-cell office:value-type="float" office:value="411.8">
                <text:p>411.8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846.8">
                <text:p>846.8</text:p>
              </table:table-cell>
              <table:table-cell office:value-type="float" office:value="33.8">
                <text:p>33.8</text:p>
              </table:table-cell>
              <table:table-cell office:value-type="float" office:value="7.8">
                <text:p>7.8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842.6">
                <text:p>842.6</text:p>
              </table:table-cell>
              <table:table-cell office:value-type="float" office:value="33.6">
                <text:p>33.6</text:p>
              </table:table-cell>
              <table:table-cell office:value-type="float" office:value="7.6">
                <text:p>7.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853.3">
                <text:p>853.3</text:p>
              </table:table-cell>
              <table:table-cell office:value-type="float" office:value="35.6">
                <text:p>35.6</text:p>
              </table:table-cell>
              <table:table-cell office:value-type="float" office:value="7.6">
                <text:p>7.6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831.4">
                <text:p>831.4</text:p>
              </table:table-cell>
              <table:table-cell office:value-type="float" office:value="35.5">
                <text:p>35.5</text:p>
              </table:table-cell>
              <table:table-cell office:value-type="float" office:value="7.6">
                <text:p>7.6</text:p>
              </table:table-cell>
              <table:table-cell office:value-type="float" office:value="403.3">
                <text:p>403.3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836.3">
                <text:p>836.3</text:p>
              </table:table-cell>
              <table:table-cell office:value-type="float" office:value="31.8">
                <text:p>31.8</text:p>
              </table:table-cell>
              <table:table-cell office:value-type="float" office:value="8">
                <text:p>8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835.8">
                <text:p>835.8</text:p>
              </table:table-cell>
              <table:table-cell office:value-type="float" office:value="32.6">
                <text:p>32.6</text:p>
              </table:table-cell>
              <table:table-cell office:value-type="float" office:value="8">
                <text:p>8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831.3">
                <text:p>831.3</text:p>
              </table:table-cell>
              <table:table-cell office:value-type="float" office:value="33.8">
                <text:p>33.8</text:p>
              </table:table-cell>
              <table:table-cell office:value-type="float" office:value="7.7">
                <text:p>7.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838.1">
                <text:p>838.1</text:p>
              </table:table-cell>
              <table:table-cell office:value-type="float" office:value="33.9">
                <text:p>33.9</text:p>
              </table:table-cell>
              <table:table-cell office:value-type="float" office:value="8">
                <text:p>8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839.3">
                <text:p>839.3</text:p>
              </table:table-cell>
              <table:table-cell office:value-type="float" office:value="35.8">
                <text:p>35.8</text:p>
              </table:table-cell>
              <table:table-cell office:value-type="float" office:value="7.8">
                <text:p>7.8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834.4">
                <text:p>834.4</text:p>
              </table:table-cell>
              <table:table-cell office:value-type="float" office:value="35.8">
                <text:p>35.8</text:p>
              </table:table-cell>
              <table:table-cell office:value-type="float" office:value="7.7">
                <text:p>7.7</text:p>
              </table:table-cell>
              <table:table-cell office:value-type="float" office:value="404.8">
                <text:p>404.8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835.9">
                <text:p>835.9</text:p>
              </table:table-cell>
              <table:table-cell office:value-type="float" office:value="31.7">
                <text:p>31.7</text:p>
              </table:table-cell>
              <table:table-cell office:value-type="float" office:value="7.8">
                <text:p>7.8</text:p>
              </table:table-cell>
              <table:table-cell office:value-type="float" office:value="427.2">
                <text:p>427.2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833.4">
                <text:p>833.4</text:p>
              </table:table-cell>
              <table:table-cell office:value-type="float" office:value="31.9">
                <text:p>31.9</text:p>
              </table:table-cell>
              <table:table-cell office:value-type="float" office:value="7.8">
                <text:p>7.8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855.9">
                <text:p>855.9</text:p>
              </table:table-cell>
              <table:table-cell office:value-type="float" office:value="34.3">
                <text:p>34.3</text:p>
              </table:table-cell>
              <table:table-cell office:value-type="float" office:value="8.1">
                <text:p>8.1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849.2">
                <text:p>849.2</text:p>
              </table:table-cell>
              <table:table-cell office:value-type="float" office:value="33.8">
                <text:p>33.8</text:p>
              </table:table-cell>
              <table:table-cell office:value-type="float" office:value="7.5">
                <text:p>7.5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837.5">
                <text:p>837.5</text:p>
              </table:table-cell>
              <table:table-cell office:value-type="float" office:value="35.4">
                <text:p>35.4</text:p>
              </table:table-cell>
              <table:table-cell office:value-type="float" office:value="7.5">
                <text:p>7.5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833.1">
                <text:p>833.1</text:p>
              </table:table-cell>
              <table:table-cell office:value-type="float" office:value="35.3">
                <text:p>35.3</text:p>
              </table:table-cell>
              <table:table-cell office:value-type="float" office:value="7.5">
                <text:p>7.5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830">
                <text:p>830</text:p>
              </table:table-cell>
              <table:table-cell office:value-type="float" office:value="33.7">
                <text:p>33.7</text:p>
              </table:table-cell>
              <table:table-cell office:value-type="float" office:value="17.2">
                <text:p>17.2</text:p>
              </table:table-cell>
              <table:table-cell office:value-type="float" office:value="424.6">
                <text:p>424.6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832.7">
                <text:p>832.7</text:p>
              </table:table-cell>
              <table:table-cell office:value-type="float" office:value="33.4">
                <text:p>33.4</text:p>
              </table:table-cell>
              <table:table-cell office:value-type="float" office:value="18.5">
                <text:p>18.5</text:p>
              </table:table-cell>
              <table:table-cell office:value-type="float" office:value="425.8">
                <text:p>425.8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846.4">
                <text:p>846.4</text:p>
              </table:table-cell>
              <table:table-cell office:value-type="float" office:value="36.2">
                <text:p>36.2</text:p>
              </table:table-cell>
              <table:table-cell office:value-type="float" office:value="16.9">
                <text:p>16.9</text:p>
              </table:table-cell>
              <table:table-cell office:value-type="float" office:value="410.7">
                <text:p>410.7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841.3">
                <text:p>841.3</text:p>
              </table:table-cell>
              <table:table-cell office:value-type="float" office:value="35.7">
                <text:p>35.7</text:p>
              </table:table-cell>
              <table:table-cell office:value-type="float" office:value="18.8">
                <text:p>18.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844.8">
                <text:p>844.8</text:p>
              </table:table-cell>
              <table:table-cell office:value-type="float" office:value="38">
                <text:p>38</text:p>
              </table:table-cell>
              <table:table-cell office:value-type="float" office:value="17.8">
                <text:p>17.8</text:p>
              </table:table-cell>
              <table:table-cell office:value-type="float" office:value="401.299999999999">
                <text:p>401.299999999999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842.8">
                <text:p>842.8</text:p>
              </table:table-cell>
              <table:table-cell office:value-type="float" office:value="37.7">
                <text:p>37.7</text:p>
              </table:table-cell>
              <table:table-cell office:value-type="float" office:value="18.8">
                <text:p>18.8</text:p>
              </table:table-cell>
              <table:table-cell office:value-type="float" office:value="406.900000000001">
                <text:p>406.900000000001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836.1">
                <text:p>836.1</text:p>
              </table:table-cell>
              <table:table-cell office:value-type="float" office:value="34">
                <text:p>34</text:p>
              </table:table-cell>
              <table:table-cell office:value-type="float" office:value="17.4">
                <text:p>17.4</text:p>
              </table:table-cell>
              <table:table-cell office:value-type="float" office:value="412.8">
                <text:p>412.8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839.2">
                <text:p>839.2</text:p>
              </table:table-cell>
              <table:table-cell office:value-type="float" office:value="33.7">
                <text:p>33.7</text:p>
              </table:table-cell>
              <table:table-cell office:value-type="float" office:value="18.8">
                <text:p>18.8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844.4">
                <text:p>844.4</text:p>
              </table:table-cell>
              <table:table-cell office:value-type="float" office:value="35.9">
                <text:p>35.9</text:p>
              </table:table-cell>
              <table:table-cell office:value-type="float" office:value="17.2">
                <text:p>17.2</text:p>
              </table:table-cell>
              <table:table-cell office:value-type="float" office:value="409.4">
                <text:p>409.4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841.8">
                <text:p>841.8</text:p>
              </table:table-cell>
              <table:table-cell office:value-type="float" office:value="36.1">
                <text:p>36.1</text:p>
              </table:table-cell>
              <table:table-cell office:value-type="float" office:value="19.3">
                <text:p>19.3</text:p>
              </table:table-cell>
              <table:table-cell office:value-type="float" office:value="405.6">
                <text:p>405.6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847.4">
                <text:p>847.4</text:p>
              </table:table-cell>
              <table:table-cell office:value-type="float" office:value="38">
                <text:p>38</text:p>
              </table:table-cell>
              <table:table-cell office:value-type="float" office:value="17.6">
                <text:p>17.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844.2">
                <text:p>844.2</text:p>
              </table:table-cell>
              <table:table-cell office:value-type="float" office:value="38.1">
                <text:p>38.1</text:p>
              </table:table-cell>
              <table:table-cell office:value-type="float" office:value="19.2">
                <text:p>19.2</text:p>
              </table:table-cell>
              <table:table-cell office:value-type="float" office:value="406.200000000001">
                <text:p>406.200000000001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831.3">
                <text:p>831.3</text:p>
              </table:table-cell>
              <table:table-cell office:value-type="float" office:value="33.7">
                <text:p>33.7</text:p>
              </table:table-cell>
              <table:table-cell office:value-type="float" office:value="16.9">
                <text:p>16.9</text:p>
              </table:table-cell>
              <table:table-cell office:value-type="float" office:value="408.6">
                <text:p>408.6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825.4">
                <text:p>825.4</text:p>
              </table:table-cell>
              <table:table-cell office:value-type="float" office:value="33.8">
                <text:p>33.8</text:p>
              </table:table-cell>
              <table:table-cell office:value-type="float" office:value="19">
                <text:p>19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842.8">
                <text:p>842.8</text:p>
              </table:table-cell>
              <table:table-cell office:value-type="float" office:value="35.9">
                <text:p>35.9</text:p>
              </table:table-cell>
              <table:table-cell office:value-type="float" office:value="17.3">
                <text:p>17.3</text:p>
              </table:table-cell>
              <table:table-cell office:value-type="float" office:value="406.8">
                <text:p>406.8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839">
                <text:p>839</text:p>
              </table:table-cell>
              <table:table-cell office:value-type="float" office:value="36.5">
                <text:p>36.5</text:p>
              </table:table-cell>
              <table:table-cell office:value-type="float" office:value="19.6">
                <text:p>19.6</text:p>
              </table:table-cell>
              <table:table-cell office:value-type="float" office:value="403.899999999999">
                <text:p>403.899999999999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835.1">
                <text:p>835.1</text:p>
              </table:table-cell>
              <table:table-cell office:value-type="float" office:value="37.4">
                <text:p>37.4</text:p>
              </table:table-cell>
              <table:table-cell office:value-type="float" office:value="16.8">
                <text:p>16.8</text:p>
              </table:table-cell>
              <table:table-cell office:value-type="float" office:value="405.900000000001">
                <text:p>405.900000000001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841.4">
                <text:p>841.4</text:p>
              </table:table-cell>
              <table:table-cell office:value-type="float" office:value="38.1">
                <text:p>38.1</text:p>
              </table:table-cell>
              <table:table-cell office:value-type="float" office:value="19">
                <text:p>19</text:p>
              </table:table-cell>
              <table:table-cell office:value-type="float" office:value="403.699999999999">
                <text:p>403.699999999999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840.7">
                <text:p>840.7</text:p>
              </table:table-cell>
              <table:table-cell office:value-type="float" office:value="34.8">
                <text:p>34.8</text:p>
              </table:table-cell>
              <table:table-cell office:value-type="float" office:value="17.7">
                <text:p>17.7</text:p>
              </table:table-cell>
              <table:table-cell office:value-type="float" office:value="411.9">
                <text:p>411.9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835.3">
                <text:p>835.3</text:p>
              </table:table-cell>
              <table:table-cell office:value-type="float" office:value="34.3">
                <text:p>34.3</text:p>
              </table:table-cell>
              <table:table-cell office:value-type="float" office:value="20">
                <text:p>2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831.5">
                <text:p>831.5</text:p>
              </table:table-cell>
              <table:table-cell office:value-type="float" office:value="36.3">
                <text:p>36.3</text:p>
              </table:table-cell>
              <table:table-cell office:value-type="float" office:value="17.2">
                <text:p>17.2</text:p>
              </table:table-cell>
              <table:table-cell office:value-type="float" office:value="405.200000000001">
                <text:p>405.200000000001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829.6">
                <text:p>829.6</text:p>
              </table:table-cell>
              <table:table-cell office:value-type="float" office:value="35.8">
                <text:p>35.8</text:p>
              </table:table-cell>
              <table:table-cell office:value-type="float" office:value="19.1">
                <text:p>19.1</text:p>
              </table:table-cell>
              <table:table-cell office:value-type="float" office:value="405.699999999999">
                <text:p>405.699999999999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860.1">
                <text:p>860.1</text:p>
              </table:table-cell>
              <table:table-cell office:value-type="float" office:value="38.5">
                <text:p>38.5</text:p>
              </table:table-cell>
              <table:table-cell office:value-type="float" office:value="17.1">
                <text:p>17.1</text:p>
              </table:table-cell>
              <table:table-cell office:value-type="float" office:value="409.599999999999">
                <text:p>409.599999999999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840">
                <text:p>840</text:p>
              </table:table-cell>
              <table:table-cell office:value-type="float" office:value="38.2">
                <text:p>38.2</text:p>
              </table:table-cell>
              <table:table-cell office:value-type="float" office:value="18.9">
                <text:p>18.9</text:p>
              </table:table-cell>
              <table:table-cell office:value-type="float" office:value="407.700000000001">
                <text:p>407.700000000001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837.8">
                <text:p>837.8</text:p>
              </table:table-cell>
              <table:table-cell office:value-type="float" office:value="33.8">
                <text:p>33.8</text:p>
              </table:table-cell>
              <table:table-cell office:value-type="float" office:value="17.3">
                <text:p>17.3</text:p>
              </table:table-cell>
              <table:table-cell office:value-type="float" office:value="411.1">
                <text:p>411.1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836">
                <text:p>836</text:p>
              </table:table-cell>
              <table:table-cell office:value-type="float" office:value="33.8">
                <text:p>33.8</text:p>
              </table:table-cell>
              <table:table-cell office:value-type="float" office:value="19">
                <text:p>19</text:p>
              </table:table-cell>
              <table:table-cell office:value-type="float" office:value="412.6">
                <text:p>412.6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846.8">
                <text:p>846.8</text:p>
              </table:table-cell>
              <table:table-cell office:value-type="float" office:value="36.3">
                <text:p>36.3</text:p>
              </table:table-cell>
              <table:table-cell office:value-type="float" office:value="17.5">
                <text:p>17.5</text:p>
              </table:table-cell>
              <table:table-cell office:value-type="float" office:value="414.100000000002">
                <text:p>414.100000000002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840.9">
                <text:p>840.9</text:p>
              </table:table-cell>
              <table:table-cell office:value-type="float" office:value="35.8">
                <text:p>35.8</text:p>
              </table:table-cell>
              <table:table-cell office:value-type="float" office:value="19.1">
                <text:p>19.1</text:p>
              </table:table-cell>
              <table:table-cell office:value-type="float" office:value="410.099999999999">
                <text:p>410.099999999999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842.7">
                <text:p>842.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409.800000000003">
                <text:p>409.800000000003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848.5">
                <text:p>848.5</text:p>
              </table:table-cell>
              <table:table-cell office:value-type="float" office:value="37.9">
                <text:p>37.9</text:p>
              </table:table-cell>
              <table:table-cell office:value-type="float" office:value="19.3">
                <text:p>19.3</text:p>
              </table:table-cell>
              <table:table-cell office:value-type="float" office:value="411.200000000004">
                <text:p>411.200000000004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815">
                <text:p>815</text:p>
              </table:table-cell>
              <table:table-cell office:value-type="float" office:value="51.6">
                <text:p>51.6</text:p>
              </table:table-cell>
              <table:table-cell office:value-type="float" office:value="24.6">
                <text:p>24.6</text:p>
              </table:table-cell>
              <table:table-cell office:value-type="float" office:value="431.2">
                <text:p>431.2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804.6">
                <text:p>804.6</text:p>
              </table:table-cell>
              <table:table-cell office:value-type="float" office:value="51.3">
                <text:p>51.3</text:p>
              </table:table-cell>
              <table:table-cell office:value-type="float" office:value="26.9">
                <text:p>26.9</text:p>
              </table:table-cell>
              <table:table-cell office:value-type="float" office:value="434.4">
                <text:p>434.4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821.2">
                <text:p>821.2</text:p>
              </table:table-cell>
              <table:table-cell office:value-type="float" office:value="54">
                <text:p>54</text:p>
              </table:table-cell>
              <table:table-cell office:value-type="float" office:value="25.5">
                <text:p>25.5</text:p>
              </table:table-cell>
              <table:table-cell office:value-type="float" office:value="510.799999999999">
                <text:p>510.799999999999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814.3">
                <text:p>814.3</text:p>
              </table:table-cell>
              <table:table-cell office:value-type="float" office:value="51.4">
                <text:p>51.4</text:p>
              </table:table-cell>
              <table:table-cell office:value-type="float" office:value="28.2">
                <text:p>28.2</text:p>
              </table:table-cell>
              <table:table-cell office:value-type="float" office:value="485.099999999999">
                <text:p>485.099999999999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882.9">
                <text:p>882.9</text:p>
              </table:table-cell>
              <table:table-cell office:value-type="float" office:value="36.5">
                <text:p>36.5</text:p>
              </table:table-cell>
              <table:table-cell office:value-type="float" office:value="26.3">
                <text:p>26.3</text:p>
              </table:table-cell>
              <table:table-cell office:value-type="float" office:value="435.2">
                <text:p>435.2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861.7">
                <text:p>861.7</text:p>
              </table:table-cell>
              <table:table-cell office:value-type="float" office:value="37.3">
                <text:p>37.3</text:p>
              </table:table-cell>
              <table:table-cell office:value-type="float" office:value="31.8">
                <text:p>31.8</text:p>
              </table:table-cell>
              <table:table-cell office:value-type="float" office:value="416.7">
                <text:p>416.7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882.3">
                <text:p>882.3</text:p>
              </table:table-cell>
              <table:table-cell office:value-type="float" office:value="37.6">
                <text:p>37.6</text:p>
              </table:table-cell>
              <table:table-cell office:value-type="float" office:value="25.4">
                <text:p>25.4</text:p>
              </table:table-cell>
              <table:table-cell office:value-type="float" office:value="404.3">
                <text:p>404.3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868.2">
                <text:p>868.2</text:p>
              </table:table-cell>
              <table:table-cell office:value-type="float" office:value="36.7">
                <text:p>36.7</text:p>
              </table:table-cell>
              <table:table-cell office:value-type="float" office:value="29.7">
                <text:p>29.7</text:p>
              </table:table-cell>
              <table:table-cell office:value-type="float" office:value="415.800000000001">
                <text:p>415.800000000001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922.1">
                <text:p>922.1</text:p>
              </table:table-cell>
              <table:table-cell office:value-type="float" office:value="41.7">
                <text:p>41.7</text:p>
              </table:table-cell>
              <table:table-cell office:value-type="float" office:value="36">
                <text:p>36</text:p>
              </table:table-cell>
              <table:table-cell office:value-type="float" office:value="422.3">
                <text:p>422.3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927.1">
                <text:p>927.1</text:p>
              </table:table-cell>
              <table:table-cell office:value-type="float" office:value="43.2">
                <text:p>43.2</text:p>
              </table:table-cell>
              <table:table-cell office:value-type="float" office:value="43.3">
                <text:p>43.3</text:p>
              </table:table-cell>
              <table:table-cell office:value-type="float" office:value="422.6">
                <text:p>422.6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928.1">
                <text:p>928.1</text:p>
              </table:table-cell>
              <table:table-cell office:value-type="float" office:value="41.1">
                <text:p>41.1</text:p>
              </table:table-cell>
              <table:table-cell office:value-type="float" office:value="35.7">
                <text:p>35.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914.5">
                <text:p>914.5</text:p>
              </table:table-cell>
              <table:table-cell office:value-type="float" office:value="44.5">
                <text:p>44.5</text:p>
              </table:table-cell>
              <table:table-cell office:value-type="float" office:value="45.2">
                <text:p>45.2</text:p>
              </table:table-cell>
              <table:table-cell office:value-type="float" office:value="417.2">
                <text:p>417.2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866.6">
                <text:p>866.6</text:p>
              </table:table-cell>
              <table:table-cell office:value-type="float" office:value="32.6">
                <text:p>32.6</text:p>
              </table:table-cell>
              <table:table-cell office:value-type="float" office:value="11.1">
                <text:p>11.1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876.5">
                <text:p>876.5</text:p>
              </table:table-cell>
              <table:table-cell office:value-type="float" office:value="33.8">
                <text:p>33.8</text:p>
              </table:table-cell>
              <table:table-cell office:value-type="float" office:value="13.1">
                <text:p>13.1</text:p>
              </table:table-cell>
              <table:table-cell office:value-type="float" office:value="428.7">
                <text:p>428.7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866.5">
                <text:p>866.5</text:p>
              </table:table-cell>
              <table:table-cell office:value-type="float" office:value="32.8">
                <text:p>32.8</text:p>
              </table:table-cell>
              <table:table-cell office:value-type="float" office:value="10">
                <text:p>10</text:p>
              </table:table-cell>
              <table:table-cell office:value-type="float" office:value="509.9">
                <text:p>509.9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877.9">
                <text:p>877.9</text:p>
              </table:table-cell>
              <table:table-cell office:value-type="float" office:value="33.5">
                <text:p>33.5</text:p>
              </table:table-cell>
              <table:table-cell office:value-type="float" office:value="12.9">
                <text:p>12.9</text:p>
              </table:table-cell>
              <table:table-cell office:value-type="float" office:value="468.8">
                <text:p>468.8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894.9">
                <text:p>894.9</text:p>
              </table:table-cell>
              <table:table-cell office:value-type="float" office:value="43.5">
                <text:p>43.5</text:p>
              </table:table-cell>
              <table:table-cell office:value-type="float" office:value="55.3">
                <text:p>55.3</text:p>
              </table:table-cell>
              <table:table-cell office:value-type="float" office:value="424.7">
                <text:p>424.7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892.9">
                <text:p>892.9</text:p>
              </table:table-cell>
              <table:table-cell office:value-type="float" office:value="44.2">
                <text:p>44.2</text:p>
              </table:table-cell>
              <table:table-cell office:value-type="float" office:value="65.4">
                <text:p>65.4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901.9">
                <text:p>901.9</text:p>
              </table:table-cell>
              <table:table-cell office:value-type="float" office:value="44.6">
                <text:p>44.6</text:p>
              </table:table-cell>
              <table:table-cell office:value-type="float" office:value="56.4">
                <text:p>56.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901.7">
                <text:p>901.7</text:p>
              </table:table-cell>
              <table:table-cell office:value-type="float" office:value="45.3">
                <text:p>45.3</text:p>
              </table:table-cell>
              <table:table-cell office:value-type="float" office:value="66">
                <text:p>66</text:p>
              </table:table-cell>
              <table:table-cell office:value-type="float" office:value="439.299999999999">
                <text:p>439.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